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444cm"/>
    </style:style>
    <style:style style:name="co2" style:family="table-column">
      <style:table-column-properties fo:break-before="auto" style:column-width="14.43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6.807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4.519cm"/>
    </style:style>
    <style:style style:name="co9" style:family="table-column">
      <style:table-column-properties fo:break-before="auto" style:column-width="7.842cm"/>
    </style:style>
    <style:style style:name="co10" style:family="table-column">
      <style:table-column-properties fo:break-before="auto" style:column-width="6.699cm"/>
    </style:style>
    <style:style style:name="co11" style:family="table-column">
      <style:table-column-properties fo:break-before="auto" style:column-width="5.69cm"/>
    </style:style>
    <style:style style:name="co12" style:family="table-column">
      <style:table-column-properties fo:break-before="auto" style:column-width="13.889cm"/>
    </style:style>
    <style:style style:name="co13" style:family="table-column">
      <style:table-column-properties fo:break-before="auto" style:column-width="5.445cm"/>
    </style:style>
    <style:style style:name="co14" style:family="table-column">
      <style:table-column-properties fo:break-before="auto" style:column-width="4.03cm"/>
    </style:style>
    <style:style style:name="co15" style:family="table-column">
      <style:table-column-properties fo:break-before="auto" style:column-width="4.438cm"/>
    </style:style>
    <style:style style:name="co16" style:family="table-column">
      <style:table-column-properties fo:break-before="auto" style:column-width="5.064cm"/>
    </style:style>
    <style:style style:name="co17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0" style:family="table-cell" style:parent-style-name="Default">
      <style:table-cell-properties fo:background-color="#d4ea6b"/>
    </style:style>
    <style:style style:name="ce2" style:family="table-cell" style:parent-style-name="Default">
      <style:table-cell-properties fo:background-color="#ffffa6"/>
    </style:style>
    <style:style style:name="ce14" style:family="table-cell" style:parent-style-name="Default">
      <style:table-cell-properties fo:background-color="#ff8000"/>
    </style:style>
    <style:style style:name="ce15" style:family="table-cell" style:parent-style-name="Default">
      <style:table-cell-properties fo:background-color="#81d41a"/>
    </style:style>
    <style:style style:name="ce16" style:family="table-cell" style:parent-style-name="Default">
      <style:table-cell-properties fo:background-color="#ff0000"/>
    </style:style>
    <style:style style:name="ce17" style:family="table-cell" style:parent-style-name="Default">
      <style:table-cell-properties fo:background-color="#ffff6d"/>
    </style:style>
    <style:style style:name="ce18" style:family="table-cell" style:parent-style-name="Default">
      <style:table-cell-properties fo:background-color="#acb20c"/>
    </style:style>
    <style:style style:name="ce19" style:family="table-cell" style:parent-style-name="Default">
      <style:table-cell-properties fo:background-color="#e8a202"/>
    </style:style>
    <style:style style:name="ce20" style:family="table-cell" style:parent-style-name="Default">
      <style:table-cell-properties fo:background-color="#b4c7dc"/>
    </style:style>
    <style:style style:name="ce22" style:family="table-cell" style:parent-style-name="Default">
      <style:table-cell-properties fo:background-color="#eeeeee"/>
    </style:style>
    <style:style style:name="ce26" style:family="table-cell" style:parent-style-name="Default">
      <style:table-cell-properties fo:background-color="#e57373"/>
    </style:style>
    <style:style style:name="ce35" style:family="table-cell" style:parent-style-name="Default">
      <style:table-cell-properties fo:background-color="#e65100"/>
    </style:style>
    <style:style style:name="ce23" style:family="table-cell" style:parent-style-name="Default">
      <style:table-cell-properties fo:background-color="#bf819e"/>
    </style:style>
    <style:style style:name="ce63" style:family="table-cell" style:parent-style-name="Default">
      <style:table-cell-properties fo:background-color="#c5cae9"/>
    </style:style>
    <style:style style:name="ce24" style:family="table-cell" style:parent-style-name="Default">
      <style:table-cell-properties fo:background-color="#00a933"/>
    </style:style>
    <style:style style:name="ce74" style:family="table-cell" style:parent-style-name="Default">
      <style:table-cell-properties fo:background-color="#ffdbb6"/>
    </style:style>
    <style:style style:name="ce34" style:family="table-cell" style:parent-style-name="Default">
      <style:table-cell-properties fo:background-color="#81aca6"/>
    </style:style>
    <style:style style:name="ce72" style:family="table-cell" style:parent-style-name="Default">
      <style:table-cell-properties fo:background-color="#b2ebf2"/>
    </style:style>
    <style:style style:name="ce21" style:family="table-cell" style:parent-style-name="Default">
      <style:table-cell-properties fo:background-color="#ff6d6d"/>
    </style:style>
    <style:style style:name="ce77" style:family="table-cell" style:parent-style-name="Default">
      <style:table-cell-properties fo:background-color="#ffecb3"/>
    </style:style>
    <style:style style:name="ce40" style:family="table-cell" style:parent-style-name="Default">
      <style:table-cell-properties fo:background-color="#b3e5fc"/>
    </style:style>
    <style:style style:name="ce12" style:family="table-cell" style:parent-style-name="Default">
      <style:table-cell-properties fo:background-color="#ed4c05"/>
    </style:style>
    <style:style style:name="ce1" style:family="table-cell" style:parent-style-name="Default">
      <style:table-cell-properties fo:background-color="#dee6ef"/>
    </style:style>
    <style:style style:name="ce27" style:family="table-cell" style:parent-style-name="Default">
      <style:table-cell-properties fo:background-color="#ffff00"/>
    </style:style>
    <style:style style:name="ce50" style:family="table-cell" style:parent-style-name="Default">
      <style:table-cell-properties fo:background-color="#fff59d"/>
    </style:style>
    <style:style style:name="ce83" style:family="table-cell" style:parent-style-name="Default">
      <style:table-cell-properties fo:background-color="#ffbf00"/>
    </style:style>
    <style:style style:name="ce32" style:family="table-cell" style:parent-style-name="Default">
      <style:table-cell-properties fo:background-color="#ffd7d7"/>
    </style:style>
    <style:style style:name="ce31" style:family="table-cell" style:parent-style-name="Default">
      <style:table-cell-properties fo:background-color="#cccccc"/>
    </style:style>
    <style:style style:name="ce69" style:family="table-cell" style:parent-style-name="Default">
      <style:table-cell-properties fo:background-color="#cfd8dc"/>
    </style:style>
    <style:style style:name="ce71" style:family="table-cell" style:parent-style-name="Default">
      <style:table-cell-properties fo:background-color="#f7d1d5"/>
    </style:style>
    <style:style style:name="ce37" style:family="table-cell" style:parent-style-name="Default">
      <style:table-cell-properties fo:background-color="#9fa8da"/>
    </style:style>
    <style:style style:name="ce8" style:family="table-cell" style:parent-style-name="Default">
      <style:table-cell-properties fo:background-color="#f10d0c"/>
    </style:style>
    <style:style style:name="ce65" style:family="table-cell" style:parent-style-name="Default">
      <style:table-cell-properties fo:background-color="#e8f2a1"/>
    </style:style>
    <style:style style:name="ce4" style:family="table-cell" style:parent-style-name="Default">
      <style:table-cell-properties fo:background-color="#b7b3ca"/>
    </style:style>
    <style:style style:name="ce75" style:family="table-cell" style:parent-style-name="Default">
      <style:table-cell-properties fo:background-color="#ffb66c"/>
    </style:style>
    <style:style style:name="ce44" style:family="table-cell" style:parent-style-name="Default">
      <style:table-cell-properties fo:background-color="#bbe33d"/>
    </style:style>
    <style:style style:name="ce41" style:family="table-cell" style:parent-style-name="Default">
      <style:table-cell-properties fo:background-color="#ffd54f"/>
    </style:style>
    <style:style style:name="ce33" style:family="table-cell" style:parent-style-name="Default">
      <style:table-cell-properties fo:background-color="#fc5c00"/>
    </style:style>
    <style:style style:name="ce25" style:family="table-cell" style:parent-style-name="Default">
      <style:table-cell-properties fo:background-color="#e6e905"/>
    </style:style>
    <style:style style:name="ce82" style:family="table-cell" style:parent-style-name="Default">
      <style:table-cell-properties fo:background-color="#7cb342"/>
    </style:style>
    <style:style style:name="ce79" style:family="table-cell" style:parent-style-name="Default">
      <style:table-cell-properties fo:background-color="#66bb6a"/>
    </style:style>
    <style:style style:name="ce84" style:family="table-cell" style:parent-style-name="Default">
      <style:table-cell-properties fo:background-color="#fff5ce"/>
    </style:style>
    <style:style style:name="ce67" style:family="table-cell" style:parent-style-name="Default">
      <style:table-cell-properties fo:background-color="#f6f9d4"/>
    </style:style>
    <style:style style:name="ce70" style:family="table-cell" style:parent-style-name="Default">
      <style:table-cell-properties fo:background-color="#ff7043"/>
    </style:style>
    <style:style style:name="ce81" style:family="table-cell" style:parent-style-name="Default">
      <style:table-cell-properties fo:background-color="#43a047"/>
    </style:style>
    <style:style style:name="ce47" style:family="table-cell" style:parent-style-name="Default">
      <style:table-cell-properties fo:background-color="#ffab91"/>
    </style:style>
    <style:style style:name="ce6" style:family="table-cell" style:parent-style-name="Default">
      <style:table-cell-properties fo:background-color="#dedce6"/>
    </style:style>
    <style:style style:name="ce48" style:family="table-cell" style:parent-style-name="Default">
      <style:table-cell-properties fo:background-color="#ffccbc"/>
    </style:style>
    <style:style style:name="ce10" style:family="table-cell" style:parent-style-name="Default">
      <style:table-cell-properties fo:background-color="#069a2e"/>
    </style:style>
    <style:style style:name="ce38" style:family="table-cell" style:parent-style-name="Default">
      <style:table-cell-properties fo:background-color="#c8e6c9"/>
    </style:style>
    <style:style style:name="ce73" style:family="table-cell" style:parent-style-name="Default">
      <style:table-cell-properties fo:background-color="#e0f2f1"/>
    </style:style>
    <style:style style:name="ce86" style:family="table-cell" style:parent-style-name="Default">
      <style:table-cell-properties fo:background-color="#c5e1a5"/>
    </style:style>
    <style:style style:name="ce28" style:family="table-cell" style:parent-style-name="Default">
      <style:table-cell-properties fo:background-color="#fff176"/>
    </style:style>
    <style:style style:name="ce87" style:family="table-cell" style:parent-style-name="Default">
      <style:table-cell-properties fo:background-color="#ffe994"/>
    </style:style>
    <style:style style:name="ce9" style:family="table-cell" style:parent-style-name="Default">
      <style:table-cell-properties fo:background-color="#5eb91e"/>
    </style:style>
    <style:style style:name="ce30" style:family="table-cell" style:parent-style-name="Default">
      <style:table-cell-properties fo:background-color="#729fcf"/>
    </style:style>
    <style:style style:name="ce45" style:family="table-cell" style:parent-style-name="Default">
      <style:table-cell-properties fo:background-color="#bcaaa4"/>
    </style:style>
    <style:style style:name="ce85" style:family="table-cell" style:parent-style-name="Default">
      <style:table-cell-properties fo:background-color="#dcedc8"/>
    </style:style>
    <style:style style:name="ce78" style:family="table-cell" style:parent-style-name="Default">
      <style:table-cell-properties fo:background-color="#81c784"/>
    </style:style>
    <style:style style:name="ce76" style:family="table-cell" style:parent-style-name="Default">
      <style:table-cell-properties fo:background-color="#a5d6a7"/>
    </style:style>
    <style:style style:name="ce43" style:family="table-cell" style:parent-style-name="Default">
      <style:table-cell-properties fo:background-color="#d7ccc8"/>
    </style:style>
    <style:style style:name="ce29" style:family="table-cell" style:parent-style-name="Default">
      <style:table-cell-properties fo:background-color="#fdd835"/>
    </style:style>
    <style:style style:name="ce15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53" style:family="table-cell" style:parent-style-name="Default">
      <style:table-cell-properties fo:border-bottom="none" fo:border-left="0.06pt solid #000000" fo:border-right="none" fo:border-top="none"/>
    </style:style>
    <style:style style:name="ce154" style:family="table-cell" style:parent-style-name="Default">
      <style:table-cell-properties fo:border-bottom="0.06pt solid #000000" fo:border-left="0.06pt solid #000000" fo:border-right="none" fo:border-top="none"/>
    </style:style>
    <style:style style:name="ce155" style:family="table-cell" style:parent-style-name="Default">
      <style:table-cell-properties fo:border="0.06pt solid #000000"/>
    </style:style>
    <style:style style:name="ce156" style:family="table-cell" style:parent-style-name="Default">
      <style:table-cell-properties fo:border-bottom="none" fo:border-left="0.06pt solid #000000" fo:border-right="none" fo:border-top="0.06pt solid #000000"/>
    </style:style>
    <style:style style:name="ce15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58" style:family="table-cell" style:parent-style-name="Default">
      <style:table-cell-properties fo:border-bottom="none" fo:border-left="none" fo:border-right="0.06pt solid #000000" fo:border-top="none"/>
    </style:style>
    <style:style style:name="ce159" style:family="table-cell" style:parent-style-name="Default">
      <style:table-cell-properties fo:border-bottom="0.06pt solid #000000" fo:border-left="none" fo:border-right="0.06pt solid #000000" fo:border-top="none"/>
    </style:style>
    <style:style style:name="ce160" style:family="table-cell" style:parent-style-name="Default">
      <style:table-cell-properties fo:border-bottom="none" fo:border-left="none" fo:border-right="0.06pt solid #000000" fo:border-top="0.06pt solid #000000"/>
    </style:style>
    <style:style style:name="ce161" style:family="table-cell" style:parent-style-name="Default">
      <style:table-cell-properties style:vertical-align="bottom"/>
    </style:style>
    <style:style style:name="ce162" style:family="table-cell" style:parent-style-name="Default">
      <style:text-properties fo:text-shadow="1pt 1pt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font-name-asian="Microsoft Ya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heor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oeis.org/A030050" xlink:type="simple">A030050</text:a> / <text:a xlink:href="https://oeis.org/A030051" xlink:type="simple">A030051</text:a></text:p>
          </table:table-cell>
          <table:table-cell office:value-type="string" calcext:value-type="string">
            <text:p><text:a xlink:href="https://en.wikipedia.org/wiki/John_Horton_Conway" xlink:type="simple">John H. Conway</text:a> / W. A. Schneeberger</text:p>
          </table:table-cell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2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/ Craig D.Hodgson</text:p>
          </table:table-cell>
        </table:table-row>
        <table:table-row table:style-name="ro1">
          <table:table-cell office:value-type="string" calcext:value-type="string">
            <text:p><text:a xlink:href="https://en.wikipedia.org/wiki/Abel–Jacobi_theorem" xlink:type="simple">Abel–Jacobi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Ruffini_theorem" xlink:type="simple">Abel–Ruffini theorem</text:a></text:p>
          </table:table-cell>
          <table:table-cell table:style-name="ce15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<text:a xlink:href="https://en.wikipedia.org/wiki/Niels_Henrik_Abel" xlink:type="simple">Niels Henrik Abe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bel%27s_curve_theorem" xlink:type="simple">Abel's curve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theorem" xlink:type="simple">Abel's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ian_and_tauberian_theorems" xlink:type="simple">Abelian and tauberian theorems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hyankar–Moh_theorem" xlink:type="simple">Abhyankar–Moh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solute_convergence_theorem" xlink:type="simple">Absolute convergence theorem</text:a>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cyclic_models_theorem" xlink:type="simple">Acyclic models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dition_theorem" xlink:type="simple">Addition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iabatic_theorem" xlink:type="simple">Adiabatic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o%27s_theorem" xlink:type="simple">Ado's theorem</text:a>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2"/>
          <table:table-cell office:value-type="string" calcext:value-type="string">
            <text:p><text:a xlink:href="https://en.wikipedia.org/wiki/Max_Noether" xlink:type="simple">Max Noether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hiezer%27s_theorem" xlink:type="simple">Ahiezer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kra–Bazzi_theorem" xlink:type="simple">Akra–Bazzi theorem</text:a>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–Brauer–Hasse–Noether_theorem" xlink:type="simple">Albert–Brauer–Hasse–Noether theorem</text:a>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chian–Allen_theorem" xlink:type="simple">Alchian–Allen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perin–Brauer–Gorenstein_theorem" xlink:type="simple">Alperin–Brauer–Gorenstein theorem</text:a></text:p>
          </table:table-cell>
          <table:table-cell table:style-name="ce35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ternate_Interior_Angles_Theorem" xlink:type="simple">Alternate Interior Angle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mitsur–Levitzki_theorem" xlink:type="simple">Amitsur–Levitzki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alytic_Fredholm_theorem" xlink:type="simple">Analytic Fredholm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erson%27s_theorem" xlink:type="simple">Anderson's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reotti–Frankel_theorem" xlink:type="simple">Andreotti–Frankel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gle_bisector_theorem" xlink:type="simple">Angle bisector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keny–Artin–Chowla_theorem" xlink:type="simple">Ankeny–Artin–Chowla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ne%27s_theorem" xlink:type="simple">Anne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éry%27s_theorem" xlink:type="simple">Apéry's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ollonius%27s_theorem" xlink:type="simple">Apollonius's theorem</text:a>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pell–Humbert_theorem" xlink:type="simple">Appell–Humbert theorem</text:a></text:p>
          </table:table-cell>
          <table:table-cell table:style-name="ce21" office:value-type="string" calcext:value-type="string">
            <text:p><text:span text:style-name="T2"><text:a xlink:href="https://en.wikipedia.org/wiki/Complex_manifold" xlink:type="simple">Complex manifold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ea_theorem_(conformal_mapping)" xlink:type="simple">Area theorem (conformal mapping)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ithmetic_Riemann–Roch_theorem" xlink:type="simple">Arithmetic Riemann–Roch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onszajn–Smith_theorem" xlink:type="simple">Aronszajn–Smith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ival_theorem" xlink:type="simple">Arrival theorem</text:a></text:p>
          </table:table-cell>
          <table:table-cell table:style-name="ce7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ow%27s_impossibility_theorem" xlink:type="simple">Arrow's impossibility theorem</text:a>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_gallery_theorem" xlink:type="simple">Art gallery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_approximation_theorem" xlink:type="simple">Artin approximation theorem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Schreier_theorem" xlink:type="simple">Artin–Schreier theorem</text:a>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Artin–Wedderburn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Zorn_theorem" xlink:type="simple">Artin–Zorn theorem</text:a>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stein%27s_theorem" xlink:type="simple">Artstein's theorem</text:a>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zelà–Ascoli_theorem" xlink:type="simple">Arzelà–Ascoli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Bott_fixed-point_theorem" xlink:type="simple">Atiyah–Bott fixed-point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egal_completion_theorem" xlink:type="simple">Atiyah–Segal completion theorem</text:a>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inger_index_theorem" xlink:type="simple">Atiyah–Singer index theorem</text:a>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kinson%27s_theorem" xlink:type="simple">Atkinson's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2"/>
          <table:table-cell office:value-type="string" calcext:value-type="string">
            <text:p><text:a xlink:href="https://en.wikipedia.org/wiki/Anatoly_Karatsuba" xlink:type="simple">Anatoly Alexeyevich Karatsub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umann%27s_agreement_theorem" xlink:type="simple">Aumann's agreement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tonomous_convergence_theorem" xlink:type="simple">Autonomous convergence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xiliary_polynomial_theorem" xlink:type="simple">Auxiliary polynomial theorem</text:a>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x–Grothendieck_theorem" xlink:type="simple">Ax–Grothendieck theorem</text:a>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x–Kochen_theorem" xlink:type="simple">Ax–Kochen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ztec_diamond_theorem" xlink:type="simple">Aztec diamond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buška–Lax–Milgram_theorem" xlink:type="simple">Babuška–Lax–Milgram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ly–Borel_theorem" xlink:type="simple">Baily–Borel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re_category_theorem" xlink:type="simple">Baire category theorem</text:a></text:p>
          </table:table-cell>
          <table:table-cell office:value-type="string" calcext:value-type="string">
            <text:p><text:span text:style-name="T1"><text:a xlink:href="https://en.wikipedia.org/wiki/Topology" xlink:type="simple">Topology</text:a></text:span><text:span text:style-name="T1"> /</text:span> <text:a xlink:href="https://en.wikipedia.org/wiki/Metric_space" xlink:type="simple">Metric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an–Low_theorem" xlink:type="simple">Balian–Low theorem</text:a></text:p>
          </table:table-cell>
          <table:table-cell table:style-name="ce3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nski%27s_theorem" xlink:type="simple">Balinski's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_fixed-point_theorem" xlink:type="simple">Banach fixed-point theorem</text:a>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Alaoglu_theorem" xlink:type="simple">Banach–Alaoglu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Mazur_theorem" xlink:type="simple">Banach–Mazur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einhaus_theorem" xlink:type="simple">Banach–Steinhau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one_theorem" xlink:type="simple">Banach–Stone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rski%27s_plank_problem" xlink:type="simple">Bang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pat–Beg_theorem" xlink:type="simple">Bapat–Beg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anyai%27s_theorem" xlink:type="simple">Baranyai's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an–Davenport–Halberstam_theorem" xlink:type="simple">Barban–Davenport–Halberstam theorem</text:a>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ier%27s_theorem" xlink:type="simple">Barbier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wise_compactness_theorem" xlink:type="simple">Barwise compactnes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s%27s_theorem" xlink:type="simple">Bass's theorem</text:a>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u%27s_theorem" xlink:type="simple">Basu's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uer–Fike_theorem" xlink:type="simple">Bauer–Fike theorem</text:a>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yes%27_theorem" xlink:type="simple">Bayes'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tty%27s_theorem" xlink:type="simple">Beatty's theorem</text:a>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uville–Laszlo_theorem" xlink:type="simple">Beauville–Laszlo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monadicity_theorem" xlink:type="simple">Beck's monadicity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theorem_(geometry)" xlink:type="simple">Beck'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man–Quarles_theorem" xlink:type="simple">Beckman–Quarle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er%27s_theorem" xlink:type="simple">Beer's theorem</text:a></text:p>
          </table:table-cell>
          <table:table-cell table:style-name="ce36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hnke–Stein_theorem" xlink:type="simple">Behnke–Stei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l%27s_theorem" xlink:type="simple">Bell's theorem</text:a>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trami%27s_theorem" xlink:type="simple">Beltrami's theorem</text:a></text:p>
          </table:table-cell>
          <table:table-cell table:style-name="ce14" office:value-type="string" calcext:value-type="string">
            <text:p><text:span text:style-name="T2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yi%27s_theorem" xlink:type="simple">Belyi's theorem</text:a>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ndixson–Dulac_theorem" xlink:type="simple">Bendixson–Dulac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ger–Kazdan_comparison_theorem" xlink:type="simple">Berger–Kazdan comparison theorem</text:a></text:p>
          </table:table-cell>
          <table:table-cell table:style-name="ce14" office:value-type="string" calcext:value-type="string">
            <text:p><text:span text:style-name="T2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stein%27s_theorem_on_monotone_functions" xlink:type="simple">Bernstein'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ry–Esséen_theorem" xlink:type="simple">Berry–Esséen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ini%27s_theorem" xlink:type="simple">Bertini'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–Diquet–Puiseux_theorem" xlink:type="simple">Bertrand–Diquet–Puiseux theorem</text:a></text:p>
          </table:table-cell>
          <table:table-cell table:style-name="ce20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ballot_theorem" xlink:type="simple">Bertrand's ballot theorem</text:a></text:p>
          </table:table-cell>
          <table:table-cell office:value-type="string" calcext:value-type="string">
            <text:p><text:span text:style-name="T1"><text:a xlink:href="https://en.wikipedia.org/wiki/Probability_theory" xlink:type="simple">Probability theory</text:a></text:span><text:span text:style-name="T1"> /</text:span> 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" xlink:type="simple">Bertrand's postulate</text:a>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<text:a xlink:href="https://en.wikipedia.org/wiki/Besicovitch_covering_theorem" xlink:type="simple">Besicovitch covering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ST_theorem" xlink:type="simple">BEST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tti%27s_theorem" xlink:type="simple">Betti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urling–Lax_theorem" xlink:type="simple">Beurling–Lax theorem</text:a>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ézout%27s_theorem" xlink:type="simple">Bézout's theorem</text:a>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_metrization_theorem" xlink:type="simple">Bing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%27s_recognition_theorem" xlink:type="simple">Bing's recognition theorem</text:a>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inverse_theorem" xlink:type="simple">Binomial inverse theorem</text:a>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theorem" xlink:type="simple">Binomial theorem</text:a></text:p>
          </table:table-cell>
          <table:table-cell office:value-type="string" calcext:value-type="string">
            <text:p><text:span text:style-name="T1"><text:a xlink:href="https://en.wikipedia.org/wiki/Algebra" xlink:type="simple">Algebra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ch%27s_theorem" xlink:type="simple">Birch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Grothendieck_theorem" xlink:type="simple">Birkhoff–Grothendieck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Von_Neumann_theorem" xlink:type="simple">Birkhoff–Von Neumann theorem</text:a>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representation_theorem" xlink:type="simple">Birkhoff's representation theorem</text:a>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ergodic_theorem" xlink:type="simple">Birkhoff's theorem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's_theorem_(relativity)" xlink:type="simple">Birkhoff's theorem (relativity)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shop–Cannings_theorem" xlink:type="simple">Bishop–Cannings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aschke_selection_theorem" xlink:type="simple">Blaschke selection theorem</text:a>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ch%27s_theorem_(complex_variables)" xlink:type="simple">Bloch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ndel%27s_theorem" xlink:type="simple">Blondel's theorem</text:a>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um%27s_speedup_theorem" xlink:type="simple">Blum's speedup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ôcher%27s_theorem" xlink:type="simple">Bôcher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goliubov–Parasyuk_theorem" xlink:type="simple">Bogoliubov–Parasyuk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Mollerup_theorem" xlink:type="simple">Bohr–Mollerup theorem</text:a>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van_Leeuwen_theorem" xlink:type="simple">Bohr–van Leeuwe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yai–Gerwien_theorem" xlink:type="simple">Bolyai–Gerwien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–Weierstrass_theorem" xlink:type="simple">Bolzano–Weierstrass theorem</text:a></text:p>
          </table:table-cell>
          <table:table-cell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%27s_theorem" xlink:type="simple">Bolzano's theorem</text:a></text:p>
          </table:table-cell>
          <table:table-cell office:value-type="string" calcext:value-type="string">
            <text:p><text:span text:style-name="T1"><text:a xlink:href="https://en.wikipedia.org/wiki/Real_analysis" xlink:type="simple">Real analysis</text:a></text:span><text:span text:style-name="T1"> / </text:span><text:span text:style-name="T1"><text:a xlink:href="https://en.wikipedia.org/wiki/Calculus" xlink:type="simple">Calculu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mbieri–Friedlander–Iwaniec_theorem" xlink:type="simple">Bombieri–Friedlander–Iwaniec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eider–Lang_theorem" xlink:type="simple">Bombieri's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areva–Shapley_theorem" xlink:type="simple">Bondareva–Shapley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–Chvátal_theorem" xlink:type="simple">Bondy–Chvátal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%27s_theorem" xlink:type="simple">Bondy's theorem</text:a></text:p>
          </table:table-cell>
          <table:table-cell office:value-type="string" calcext:value-type="string">
            <text:p><text:span text:style-name="T1"><text:a xlink:href="https://en.wikipedia.org/wiki/Graph_theory" xlink:type="simple">Graph theory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net_theorem" xlink:type="simple">Bonnet theorem</text:a></text:p>
          </table:table-cell>
          <table:table-cell table:style-name="ce20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olean_prime_ideal_theorem" xlink:type="simple">Boolean prime ideal theorem</text:a></text:p>
          </table:table-cell>
          <table:table-cell table:style-name="ce65" office:value-type="string" calcext:value-type="string">
            <text:p><text:span text:style-name="T2"><text:a xlink:href="https://en.wikipedia.org/wiki/Mathematical_logic" xlink:type="simple">Mathematical log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determinacy_theorem" xlink:type="simple">Borel determinacy theorem</text:a>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fixed-point_theorem" xlink:type="simple">Borel fixed-point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Bott–Weil_theorem" xlink:type="simple">Borel–Bott–Weil theorem</text:a></text:p>
          </table:table-cell>
          <table:table-cell table:style-name="ce7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Carathéodory_theorem" xlink:type="simple">Borel–Carathéodory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Weil_theorem" xlink:type="simple">Borel–Weil theorem</text:a></text:p>
          </table:table-cell>
          <table:table-cell table:style-name="ce7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suk–Ulam_theorem" xlink:type="simple">Borsuk–Ulam theorem</text:a>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tt_periodicity_theorem" xlink:type="simple">Bott periodicity theorem</text:a>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convergence_theorem" xlink:type="simple">Bounded convergence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inverse_theorem" xlink:type="simple">Bounded inverse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rbaki–Witt_theorem" xlink:type="simple">Bourbaki–Witt theorem</text:a>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_theorem" xlink:type="simple">Brahmagupta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nching_theorem" xlink:type="simple">Branching theorem</text:a></text:p>
          </table:table-cell>
          <table:table-cell table:style-name="ce21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Cartan–Hua_theorem" xlink:type="simple">Brauer–Cartan–Hua theorem</text:a>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Nesbitt_theorem" xlink:type="simple">Brauer–Nesbitt theorem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iegel_theorem" xlink:type="simple">Brauer–Siegel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_theorem" xlink:type="simple">Brauer–Suzuki theorem</text:a></text:p>
          </table:table-cell>
          <table:table-cell table:style-name="ce35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–Wall_theorem" xlink:type="simple">Brauer–Suzuki–Wall theorem</text:a>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main_theorem" xlink:type="simple">Brauer's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eorem_on_induced_characters" xlink:type="simple">Brauer's theorem on induced characters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ree_main_theorems" xlink:type="simple">Brauer's three main theorems</text:a></text:p>
          </table:table-cell>
          <table:table-cell table:style-name="ce35" office:value-type="string" calcext:value-type="string">
            <text:p><text:span text:style-name="T2"><text:a xlink:href="https://en.wikipedia.org/wiki/Finite_groups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egman–Minc_inequality" xlink:type="simple">Bregman–Minc inequality</text:a></text:p>
          </table:table-cell>
          <table:table-cell office:value-type="string" calcext:value-type="string">
            <text:p><text:a xlink:href="https://en.wikipedia.org/wiki/Discrete_mathematics" xlink:type="simple">Discrete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anchon%27s_theorem" xlink:type="simple">Brianchon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tish_flag_theorem" xlink:type="simple">British flag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s%27s_theorem" xlink:type="simple">Brooks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uwer_fixed-point_theorem" xlink:type="simple">Brouwer fixed point theorem</text:a>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der–Minty_theorem" xlink:type="simple">Browder–Minty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n%27s_representability_theorem" xlink:type="simple">Brown's representability theorem</text:a>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ck–Chowla–Ryser_theorem" xlink:type="simple">Bruck–Chowla–Ryser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–Titchmarsh_theorem" xlink:type="simple">Brun–Titchmarsh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%27s_theorem" xlink:type="simple">Brun's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n–Minkowski_theorem" xlink:type="simple">Brunn–Minkowski theorem</text:a></text:p>
          </table:table-cell>
          <table:table-cell table:style-name="ce14" office:value-type="string" calcext:value-type="string">
            <text:p><text:span text:style-name="T2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ckingham_π_theorem" xlink:type="simple">Buckingham π theorem</text:a>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ke%27s_theorem" xlink:type="simple">Burke's theorem</text:a></text:p>
          </table:table-cell>
          <table:table-cell office:value-type="string" calcext:value-type="string">
            <text:p><text:span text:style-name="T1"><text:a xlink:href="https://en.wikipedia.org/wiki/Probability_theory" xlink:type="simple">Probability theory</text:a></text:span><text:span text:style-name="T1"> /</text:span> 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nside%27s_theorem" xlink:type="simple">Burnside's theorem</text:a>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semann%27s_theorem" xlink:type="simple">Busemann'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tterfly_theorem" xlink:type="simple">Butterfly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meron–Martin_theorem" xlink:type="simple">Cameron–Martin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–Bernstein–Schroeder_theorem" xlink:type="simple">Cantor–Bernstein–Schroeder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 / <text:a xlink:href="https://en.wikipedia.org/wiki/Cardinal_number" xlink:type="simple">cardinal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intersection_theorem" xlink:type="simple">Cantor's intersection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theorem" xlink:type="simple">Cantor's theorem</text:a></text:p>
          </table:table-cell>
          <table:table-cell office:value-type="string" calcext:value-type="string">
            <text:p><text:span text:style-name="T1"><text:a xlink:href="https://en.wikipedia.org/wiki/Set_theory" xlink:type="simple">Set theory</text:a></text:span><text:span text:style-name="T1"> /</text:span> <text:a xlink:href="https://en.wikipedia.org/wiki/Cantor%27s_diagonal_argument" xlink:type="simple">Cantor's diagonal argument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P_theorem" xlink:type="simple">CAP theorem</text:a></text:p>
          </table:table-cell>
          <table:table-cell office:value-type="string" calcext:value-type="string">
            <text:p><text:span text:style-name="T2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–Jacobi–Lie_theorem" xlink:type="simple">Carathéodory–Jacobi–Lie theorem</text:a>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istence_theorem" xlink:type="simple">Carathéodory's existence theorem</text:a></text:p>
          </table:table-cell>
          <table:table-cell table:style-name="ce34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tension_theorem" xlink:type="simple">Carathéodory's extension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formal_mapping)" xlink:type="simple">Carathéodory's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vex_hull)" xlink:type="simple">Carathéodory's theorem</text:a></text:p>
          </table:table-cell>
          <table:table-cell office:value-type="string" calcext:value-type="string">
            <text:p><text:a xlink:href="https://en.wikipedia.org/wiki/Convex_hull" xlink:type="simple">Convex hul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measure_theory)" xlink:type="simple">Carathéodory's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isti_fixed-point_theorem" xlink:type="simple">Caristi fixed-point theorem</text:a></text:p>
          </table:table-cell>
          <table:table-cell office:value-type="string" calcext:value-type="string">
            <text:p><text:a xlink:href="https://en.wikipedia.org/wiki/Fixed_point_(mathematics)" xlink:type="simple">Fixed poi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eson–Jacobs_theorem" xlink:type="simple">Carleson–Jacob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son%27s_theorem" xlink:type="simple">Carlson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michael%27s_theorem" xlink:type="simple">Carmichael's theorem</text:a></text:p>
          </table:table-cell>
          <table:table-cell office:value-type="string" calcext:value-type="string">
            <text:p><text:a xlink:href="https://en.wikipedia.org/wiki/Fibonacci_number" xlink:type="simple">Fibonacci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inradius,_circumradius)" xlink:type="simple">Carnot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thermodynamics)" xlink:type="simple">Carnot's 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Dieudonné_theorem" xlink:type="simple">Cartan–Dieudonné theorem</text:a>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Hadamard_theorem" xlink:type="simple">Cartan–Hadamard theorem</text:a>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ähler_theorem" xlink:type="simple">Cartan–Kähler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uranishi_prolongation_theorem" xlink:type="simple">Cartan–Kuranishi prolongation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subgroup_theorem" xlink:type="simple">Cartan's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%27s_theorems_A_and_B" xlink:type="simple">Cartan's theorems A and B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ey%27s_theorem" xlink:type="simple">Casey'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_theorem" xlink:type="simple">Castelnuovo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–de_Franchis_theorem" xlink:type="simple">Castelnuovo–de Franchi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igliano%27s_method" xlink:type="simple">Castigliano's first and second theorems</text:a></text:p>
          </table:table-cell>
          <table:table-cell office:value-type="string" calcext:value-type="string">
            <text:p><text:a xlink:href="https://en.wikipedia.org/wiki/Structural_analysis" xlink:type="simple">Structur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_integral_theorem" xlink:type="simple">Cauchy integral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Hadamard_theorem" xlink:type="simple">Cauchy–Hadamard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Kowalevski_theorem" xlink:type="simple">Cauchy–Kowalevski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roup_theory)" xlink:type="simple">Cauchy's theorem</text:a>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eometry)" xlink:type="simple">Cauchy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Bacharach_theorem" xlink:type="simple">Cayley–Bacharach theorem</text:a></text:p>
          </table:table-cell>
          <table:table-cell table:style-name="ce50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Hamilton_theorem" xlink:type="simple">Cayley–Hamilton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Salmon_theorem" xlink:type="simple">Cayley–Salmon theorem</text:a>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%27s_theorem" xlink:type="simple">Cayley's theorem</text:a>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ntral_limit_theorem" xlink:type="simple">Central limit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saro%27s_theorem" xlink:type="simple">Cesàro's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va%27s_theorem" xlink:type="simple">Ceva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Chasles%27s_theorem_(disambiguation)" xlink:type="simple">Chasles's theorems</text:a></text:span><text:span text:style-name="T1"> - </text:span><text:span text:style-name="T1"><text:a xlink:href="https://en.wikipedia.org/wiki/Chasles%27_theorem_(kinematics)" xlink:type="simple">Kinematics</text:a></text:span><text:span text:style-name="T1"> / </text:span><text:span text:style-name="T1"><text:a xlink:href="https://en.wikipedia.org/wiki/Chasles%27_theorem_(gravitation)" xlink:type="simple">Gravitation</text:a></text:span><text:span text:style-name="T1"> / </text:span><text:span text:style-name="T1"><text:a xlink:href="https://en.wikipedia.org/wiki/Chasles%27_theorem_(geometry)" xlink:type="simple">Geometry</text:a></text:span></text:p>
          </table:table-cell>
          <table:table-cell office:value-type="string" calcext:value-type="string">
            <text:p><text:span text:style-name="T1"><text:a xlink:href="https://en.wikipedia.org/wiki/Kinematics" xlink:type="simple">Kinematics</text:a></text:span><text:span text:style-name="T1"> / </text:span><text:span text:style-name="T1"><text:a xlink:href="https://en.wikipedia.org/wiki/Gravity" xlink:type="simple">Gravitation</text:a></text:span><text:span text:style-name="T1">  / </text:span><text:span text:style-name="T1"><text:a xlink:href="https://en.wikipedia.org/wiki/Geometry" xlink:type="simple">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botarev%27s_density_theorem" xlink:type="simple">Chebotarev's density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%27s_theorem" xlink:type="simple">Chen's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g%27s_eigenvalue_comparison_theorem" xlink:type="simple">Cheng's eigenvalue comparison theorem</text:a>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rn–Gauss–Bonnet_theorem" xlink:type="simple">Chern–Gauss–Bonnet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Shephard–Todd_theorem" xlink:type="simple">Chevalley–Shephard–Todd theorem</text:a></text:p>
          </table:table-cell>
          <table:table-cell table:style-name="ce35" office:value-type="string" calcext:value-type="string">
            <text:p><text:a xlink:href="https://en.wikipedia.org/wiki/Finite_group" xlink:type="simple">Finit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Warning_theorem" xlink:type="simple">Chevalley–Warning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%27s_structure_theorem" xlink:type="simple">Chevalley's structure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inese_remainder_theorem" xlink:type="simple">Chinese remainder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i%27s_theorem_on_completely_positive_maps" xlink:type="simple">Choi's theorem on completely positive maps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enumeration_theorem" xlink:type="simple">Chomsky–Schützenberger enumeration theorem</text:a></text:p>
          </table:table-cell>
          <table:table-cell office:value-type="string" calcext:value-type="string">
            <text:p><text:a xlink:href="https://en.wikipedia.org/wiki/Formal_language_theory" xlink:type="simple">Formal languag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representation_theorem" xlink:type="simple">Chomsky–Schützenberger representation theorem</text:a></text:p>
          </table:table-cell>
          <table:table-cell office:value-type="string" calcext:value-type="string">
            <text:p><text:span text:style-name="T2"><text:a xlink:href="https://en.wikipedia.org/wiki/Formal_language_theory" xlink:type="simple">Formal languag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quet–Bishop–de_Leeuw_theorem" xlink:type="simple">Choquet–Bishop–de Leeuw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geometry_and_analytic_geometry#Chow.27s_theorem" xlink:type="simple">Chow'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wla–Mordell_theorem" xlink:type="simple">Chowla–Mordell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urch–Rosser_theorem" xlink:type="simple">Church–Rosser theorem</text:a></text:p>
          </table:table-cell>
          <table:table-cell office:value-type="string" calcext:value-type="string">
            <text:p><text:a xlink:href="https://en.wikipedia.org/wiki/Lambda_calculus" xlink:type="simple">Lambda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iraut%27s_theorem" xlink:type="simple">Clairaut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peyron%27s_theorem_(elasticity)" xlink:type="simple">Clapeyron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rk–Ocone_theorem" xlink:type="simple">Clark–Ocone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ssification_of_finite_simple_groups" xlink:type="simple">Classification of finite simple groups</text:a>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usius_theorem" xlink:type="simple">Clausiu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circle_theorems" xlink:type="simple">Clifford's circle theorems</text:a>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theorem_on_special_divisors" xlink:type="simple">Clifford's theorem on special divisors</text:a>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graph_theorem" xlink:type="simple">Closed graph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range_theorem" xlink:type="simple">Closed range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uster_decomposition_theorem" xlink:type="simple">Cluster decomposition theorem</text:a>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ase_theorem" xlink:type="simple">Coase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chran%27s_theorem" xlink:type="simple">Cochran's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dd%27s_theorem" xlink:type="simple">Codd's theorem</text:a></text:p>
          </table:table-cell>
          <table:table-cell office:value-type="string" calcext:value-type="string">
            <text:p><text:a xlink:href="https://en.wikipedia.org/wiki/Relational_model" xlink:type="simple">Relational mode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en_structure_theorem" xlink:type="simple">Cohen structure theorem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n%27s_irreducibility_criterion" xlink:type="simple">Cohn's irreducibility criterion</text:a>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eman–Mandula_theorem" xlink:type="simple">Coleman–Mandula theorem</text:a>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>
            <text:p><text:a xlink:href="https://en.wikipedia.org/wiki/Commandino%27s_theorem" xlink:type="simple">Commandino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mutation_theorem" xlink:type="simple">Commutation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actness_theorem" xlink:type="simple">Compactnes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ression_theorem" xlink:type="simple">Compression theorem</text:a></text:p>
          </table:table-cell>
          <table:table-cell office:value-type="string" calcext:value-type="string">
            <text:p><text:span text:style-name="T1"><text:a xlink:href="https://en.wikipedia.org/wiki/Computational_complexity_theory" xlink:type="simple">Computational complexity theory</text:a></text:span><text:span text:style-name="T1"> /</text:span>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ley–Zehnder_theorem" xlink:type="simple">Conley–Zehnder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ervativity_theorem" xlink:type="simple">Conservativity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chord_theorem" xlink:type="simple">Constant chord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rank_theorem" xlink:type="simple">Constant rank theorem</text:a></text:p>
          </table:table-cell>
          <table:table-cell office:value-type="string" calcext:value-type="string">
            <text:p><text:a xlink:href="https://en.wikipedia.org/wiki/Multivariable_calculus" xlink:type="simple">Multivariabl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tinuous_mapping_theorem" xlink:type="simple">Continuous mapping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olution_theorem" xlink:type="simple">Convolution theorem</text:a></text:p>
          </table:table-cell>
          <table:table-cell table:style-name="ce38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ok%27s_theorem" xlink:type="simple">Cook's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ners_theorem" xlink:type="simple">Corners theorem</text:a></text:p>
          </table:table-cell>
          <table:table-cell office:value-type="string" calcext:value-type="string">
            <text:p><text:a xlink:href="https://en.wikipedia.org/wiki/Arithmetic_combinatorics" xlink:type="simple">Arithmetic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ona_theorem" xlink:type="simple">Corona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urcelle%27s_theorem" xlink:type="simple">Courcelle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x%27s_theorem" xlink:type="simple">Cox's theorem</text:a></text:p>
          </table:table-cell>
          <table:table-cell office:value-type="string" calcext:value-type="string">
            <text:p><text:a xlink:href="https://en.wikipedia.org/wiki/Probability" xlink:type="simple">Probability Found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PCTC" xlink:type="simple">CPCTC</text:a>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_interpolation" xlink:type="simple">Craig's interpolation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%27s_theorem" xlink:type="simple">Craig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–Wold_theorem" xlink:type="simple">Cramér–Wold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er%27s_theorem_(algebraic_curves)" xlink:type="simple">Cramer's theorem</text:a></text:p>
          </table:table-cell>
          <table:table-cell office:value-type="string" calcext:value-type="string">
            <text:p><text:span text:style-name="T1"><text:a xlink:href="https://en.wikipedia.org/wiki/Algebraic_curve" xlink:type="simple">Algebraic curves</text:a></text:span><text:span text:style-name="T1"> / </text:span><text:span text:style-name="T1"><text:a xlink:href="https://en.wikipedia.org/wiki/Analytic_geometry" xlink:type="simple">Analyt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%27s_theorem_(large_deviations)" xlink:type="simple">Cramér's theorem</text:a></text:p>
          </table:table-cell>
          <table:table-cell office:value-type="string" calcext:value-type="string">
            <text:p><text:span text:style-name="T1"><text:a xlink:href="https://en.wikipedia.org/wiki/Large_deviations_theory" xlink:type="simple">Large deviations</text:a></text:span><text:span text:style-name="T1"> / </text:span><text:span text:style-name="T1"><text:a xlink:href="https://en.wikipedia.org/wiki/Probability" xlink:type="simple">Probabilit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’s_decomposition_theorem" xlink:type="simple">Cramér’s decomposition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itical_line_theorem" xlink:type="simple">Critical line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oks_fluctuation_theorem" xlink:type="simple">Crooks fluctuatio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ssbar_theorem" xlink:type="simple">Crossbar theorem</text:a></text:p>
          </table:table-cell>
          <table:table-cell office:value-type="string" calcext:value-type="string">
            <text:p><text:a xlink:href="https://en.wikipedia.org/wiki/Euclidean_plane_geometry" xlink:type="simple">Euclidean pla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ystallographic_restriction_theorem" xlink:type="simple">Crystallographic restriction theorem</text:a></text:p>
          </table:table-cell>
          <table:table-cell office:value-type="string" calcext:value-type="string">
            <text:p><text:span text:style-name="T1"><text:a xlink:href="https://en.wikipedia.org/wiki/Group_theory" xlink:type="simple">Group theory</text:a></text:span><text:span text:style-name="T1"> /</text:span> <text:a xlink:href="https://en.wikipedia.org/wiki/Crystallography" xlink:type="simple">Crystallograph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rtis–Hedlund–Lyndon_theorem" xlink:type="simple">Curtis–Hedlund–Lyndon theorem</text:a></text:p>
          </table:table-cell>
          <table:table-cell office:value-type="string" calcext:value-type="string">
            <text:p><text:a xlink:href="https://en.wikipedia.org/wiki/Cellular_automata" xlink:type="simple">Cellular automat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t-elimination_theorem" xlink:type="simple">Cut-elimination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ybenko_theorem" xlink:type="simple">Cybenko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delin%27s_theorem" xlink:type="simple">Dandelin's theorem</text:a></text:p>
          </table:table-cell>
          <table:table-cell office:value-type="string" calcext:value-type="string">
            <text:p><text:a xlink:href="https://en.wikipedia.org/wiki/Solid_geometry" xlink:type="simple">Solid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skin%27s_theorem" xlink:type="simple">Danskin's theorem</text:a>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_(analysis)" xlink:type="simple">Darboux's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" xlink:type="simple">Darboux's theorem</text:a>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venport–Schmidt_theorem" xlink:type="simple">Davenport–Schmidt theorem</text:a></text:p>
          </table:table-cell>
          <table:table-cell office:value-type="string" calcext:value-type="string">
            <text:p><text:span text:style-name="T1"><text:a xlink:href="https://en.wikipedia.org/wiki/Number_theory" xlink:type="simple">Number theory</text:a></text:span><text:span text:style-name="T1"> / </text:span><text:span text:style-name="T1"><text:a xlink:href="https://en.wikipedia.org/wiki/Diophantine_approximations" xlink:type="simple">Diophantine approximation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wson–Gärtner_theorem" xlink:type="simple">Dawson–Gärtner theorem</text:a></text:p>
          </table:table-cell>
          <table:table-cell office:value-type="string" calcext:value-type="string">
            <text:p>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anges%27s_theorem" xlink:type="simple">De Branges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graph_theory)" xlink:type="simple">De Bruijn–Erdő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incidence_geometry)" xlink:type="simple">De Bruijn–Erdő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%27s_theorem" xlink:type="simple">De Bruijn's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inetti%27s_theorem" xlink:type="simple">De Finetti's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ranchis_theorem" xlink:type="simple">De Franchis theorem</text:a></text:p>
          </table:table-cell>
          <table:table-cell office:value-type="string" calcext:value-type="string">
            <text:p><text:a xlink:href="https://en.wikipedia.org/wiki/Riemann_surfaces" xlink:type="simple">Riemann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Gua%27s_theorem" xlink:type="simple">De Gua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Moivre%27s_formula" xlink:type="simple">De Moivre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Rham%27s_theorem" xlink:type="simple">De Rham's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duction_theorem" xlink:type="simple">Deduction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Luzin_theorem" xlink:type="simple">Denjoy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Carleman_theorem" xlink:type="simple">Denjoy–Carleman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argues%27s_theorem" xlink:type="simple">Desargues's theorem</text:a></text:p>
          </table:table-cell>
          <table:table-cell table:style-name="ce50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cartes%27s_theorem" xlink:type="simple">Descartes's theorem</text:a>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fect_(geometry)#Descartes.27s_theorem" xlink:type="simple">Descartes's theorem on total angular defect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ler–Dress_theorem" xlink:type="simple">Diller–Dres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worth%27s_theorem" xlink:type="simple">Dilworth's theorem</text:a></text:p>
          </table:table-cell>
          <table:table-cell office:value-type="string" calcext:value-type="string">
            <text:p><text:a xlink:href="https://en.wikipedia.org/wiki/Combinatorics" xlink:type="simple">Combinatorics</text:a> /<text:a xlink:href="https://en.wikipedia.org/wiki/Order_theory" xlink:type="simple"> 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mension_theorem_for_vector_spaces" xlink:type="simple">Dimension theorem for vector spaces</text:a></text:p>
          </table:table-cell>
          <table:table-cell office:value-type="string" calcext:value-type="string">
            <text:p><text:a xlink:href="https://en.wikipedia.org/wiki/Vector_space" xlink:type="simple">Vector spaces</text:a> / 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%27s_theorem" xlink:type="simple">Dini's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ostratus%27_theorem" xlink:type="simple">Dinostratus' theorem</text:a></text:p>
          </table:table-cell>
          <table:table-cell office:value-type="string" calcext:value-type="string">
            <text:p><text:span text:style-name="T1"><text:a xlink:href="https://en.wikipedia.org/wiki/Geometry" xlink:type="simple">Geometry</text:a></text:span><text:span text:style-name="T1"> / </text:span><text:span text:style-name="T1"><text:a xlink:href="https://en.wikipedia.org/wiki/Mathematical_analysis" xlink:type="simple">Mathematical Analysi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ac%27s_theorem_on_chordal_graphs" xlink:type="simple">Dirac's theorems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approximation_theorem" xlink:type="simple">Dirichlet's approximation theorem</text:a></text:p>
          </table:table-cell>
          <table:table-cell table:style-name="ce31" office:value-type="string" calcext:value-type="string">
            <text:p><text:a xlink:href="https://en.wikipedia.org/wiki/Diophantine_approximations" xlink:type="simple">Diophantine approxim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theorem_on_arithmetic_progressions" xlink:type="simple">Dirichlet's theorem on arithmetic progressions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unit_theorem" xlink:type="simple">Dirichlet's unit theorem</text:a>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integration_theorem" xlink:type="simple">Disintegration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vergence_theorem" xlink:type="simple">Divergence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minated_convergence_theorem" xlink:type="simple">Dominated convergence theorem</text:a></text:p>
          </table:table-cell>
          <table:table-cell office:value-type="string" calcext:value-type="string">
            <text:p><text:a xlink:href="https://en.wikipedia.org/wiki/Lebesgue_integration" xlink:type="simple">Lebesgue 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aldson%27s_theorem" xlink:type="simple">Donaldson's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sker%27s_theorem" xlink:type="simple">Donsker's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_decomposition_theorem" xlink:type="simple">Doob decomposition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–Meyer_decomposition_theorem" xlink:type="simple">Doob–Meyer decomposition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%27s_martingale_convergence_theorems" xlink:type="simple">Doob's martingale convergence theorems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dley%27s_theorem" xlink:type="simple">Dudley's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ggan–Schwartz_theorem" xlink:type="simple">Duggan–Schwartz theorem</text:a></text:p>
          </table:table-cell>
          <table:table-cell office:value-type="string" calcext:value-type="string">
            <text:p><text:a xlink:href="https://en.wikipedia.org/wiki/Voting_theory" xlink:type="simple">Vot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Pettis_theorem" xlink:type="simple">Dunford–Pettis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Schwartz_theorem" xlink:type="simple">Dunford–Schwartz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rnshaw%27s_theorem" xlink:type="simple">Earnshaw's theorem</text:a></text:p>
          </table:table-cell>
          <table:table-cell office:value-type="string" calcext:value-type="string">
            <text:p><text:a xlink:href="https://en.wikipedia.org/wiki/Electrostatics" xlink:type="simple">Electro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ston%27s_theorem" xlink:type="simple">Easton's theorem</text:a>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berlein–Šmulian_theorem" xlink:type="simple">Eberlein–Šmulian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-of-the-wedge_theorem" xlink:type="simple">Edge-of-the-wedge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worth%27s_limit_theorem" xlink:type="simple">Edgeworth's limit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gorov%27s_theorem" xlink:type="simple">Egorov's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hresmann%27s_theorem" xlink:type="simple">Ehresmann's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ilenberg–Zilber_theorem" xlink:type="simple">Eilenberg–Zilber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itzur%27s_theorem" xlink:type="simple">Elitzur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nvelope_theorem" xlink:type="simple">Envelope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al_incircles_theorem" xlink:type="simple">Equal incircle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distribution_theorem" xlink:type="simple">Equidistribution theorem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partition_theorem" xlink:type="simple">Equipartition theorem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Anning_theorem" xlink:type="simple">Erdős–Anning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Dushnik–Miller_theorem" xlink:type="simple">Erdős–Dushnik–Miller theorem</text:a>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allai_theorem" xlink:type="simple">Erdős–Gallai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inzburg–Ziv_theorem" xlink:type="simple">Erdős–Ginzburg–Ziv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ac_theorem" xlink:type="simple">Erdős–Kac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o–Rado_theorem" xlink:type="simple">Erdős–Ko–Rado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Nagy_theorem" xlink:type="simple">Erdős–Nagy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Pósa_theorem" xlink:type="simple">Erdős–Pósa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Rado_theorem" xlink:type="simple">Erdős–Rado theorem</text:a>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Stone_theorem" xlink:type="simple">Erdős–Stone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–Euler_theorem" xlink:type="simple">Euclid–Euler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%27s_theorem" xlink:type="simple">Euclid's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polyhedron_theorem" xlink:type="simple">Euler's polyhedron theorem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quadrilateral_theorem" xlink:type="simple">Euler's quadrilateral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rotation_theorem" xlink:type="simple">Euler's rotation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(differential_geometry)" xlink:type="simple">Euler's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" xlink:type="simple">Euler's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in_geometry" xlink:type="simple">Euler's theorem in geometry</text:a>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on_homogeneous_functions" xlink:type="simple">Euler's theorem on homogeneous functions</text:a></text:p>
          </table:table-cell>
          <table:table-cell office:value-type="string" calcext:value-type="string">
            <text:p><text:a xlink:href="https://en.wikipedia.org/wiki/Multivariate_calculus" xlink:type="simple">Multivariat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hange_theorem" xlink:type="simple">Exchange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ision_theorem" xlink:type="simple">Excision theorem</text:a></text:p>
          </table:table-cell>
          <table:table-cell table:style-name="ce50" office:value-type="string" calcext:value-type="string">
            <text:p><text:a xlink:href="https://en.wikipedia.org/wiki/Homology_theory" xlink:type="simple">Homolog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erior_angle_theorem" xlink:type="simple">Exterior angle theorem</text:a>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reme_value_theorem" xlink:type="simple">Extreme value theorem</text:a>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._and_M._Riesz_theorem" xlink:type="simple">F. and M. Riesz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ltings%27s_theorem" xlink:type="simple">Faltings's theorem</text:a></text:p>
          </table:table-cell>
          <table:table-cell office:value-type="string" calcext:value-type="string">
            <text:p><text:a xlink:href="https://en.wikipedia.org/wiki/Diophantine_geometry" xlink:type="simple">Diophanti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rell–Markushevich_theorem" xlink:type="simple">Farrell–Markushevich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–Milnor_theorem" xlink:type="simple">Fáry–Milnor theorem</text:a></text:p>
          </table:table-cell>
          <table:table-cell office:value-type="string" calcext:value-type="string">
            <text:p><text:a xlink:href="https://en.wikipedia.org/wiki/Knot_theory" xlink:type="simple">Kno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%27s_theorem" xlink:type="simple">Fáry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–Lebesgue_theorem" xlink:type="simple">Fatou–Lebesgue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%27s_theorem" xlink:type="simple">Fatou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ustman–Ohlin_theorem" xlink:type="simple">Faustman–Ohlin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it–Thompson_theorem" xlink:type="simple">Feit–Thompson theorem</text:a></text:p>
          </table:table-cell>
          <table:table-cell table:style-name="ce35" office:value-type="string" calcext:value-type="string">
            <text:p><text:span text:style-name="T2"><text:a xlink:href="https://en.wikipedia.org/wiki/Finite_group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duality_theorem" xlink:type="simple">Fenchel's duality theorem</text:a>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theorem" xlink:type="simple">Fenchel's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_polygonal_number_theorem" xlink:type="simple">Fermat polygonal number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Last_Theorem" xlink:type="simple">Fermat's Last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little_theorem" xlink:type="simple">Fermat's little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Fermat%27s_theorem_(stationary_points)" xlink:type="simple">Fermat's theorem (stationary points)</text:a></text:span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theorem_on_sums_of_two_squares" xlink:type="simple">Fermat's theorem on sums of two squares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nique%27s_theorem" xlink:type="simple">Fernique's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rero–Washington_theorem" xlink:type="simple">Ferrero–Washington theorem</text:a>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eller%27s_theorem" xlink:type="simple">Fieller's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al_value_theorem" xlink:type="simple">Final value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sler–Hadwiger_theorem" xlink:type="simple">Finsler–Hadwiger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_separation_theorem" xlink:type="simple">Fisher separation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–Tippett–Gnedenko_theorem" xlink:type="simple">Fisher–Tippett–Gnedenko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tting%27s_theorem" xlink:type="simple">Fitting's theorem</text:a>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ircles_theorem" xlink:type="simple">Five circles theorem</text:a>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olor_theorem" xlink:type="simple">Five color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xed-point_theorems_in_infinite-dimensional_spaces" xlink:type="simple">Fixed-point theorems in infinite-dimensional spaces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oquet_theory#Floquet_theorem" xlink:type="simple">Floquet's theorem</text:a>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dissipation_theorem" xlink:type="simple">Fluctuation dissipatio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theorem" xlink:type="simple">Fluctuation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cal_subgroup_theorem" xlink:type="simple">Focal subgroup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otient_function#Ford's_theorem" xlink:type="simple">Ford's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ster%27s_theorem" xlink:type="simple">Foster's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_color_theorem" xlink:type="simple">Four color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-vertex_theorem" xlink:type="simple">Four-vertex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inversion_theorem" xlink:type="simple">Fourier inversion theorem</text:a></text:p>
          </table:table-cell>
          <table:table-cell table:style-name="ce4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theorem" xlink:type="simple">Fourier theorem</text:a></text:p>
          </table:table-cell>
          <table:table-cell table:style-name="ce4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ey_sequence#Riemann_hypothesis" xlink:type="simple">Franel–Landau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ňková–Helly_selection_theorem" xlink:type="simple">Fraňková–Helly selection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dholm%27s_theorem" xlink:type="simple">Fredholm's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dlin–Wentzell_theorem" xlink:type="simple">Freidlin–Wentzell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man%27s_theorem" xlink:type="simple">Freiman's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udenthal_suspension_theorem" xlink:type="simple">Freudenthal suspension theorem</text:a>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yd%27s_adjoint_functor_theorem" xlink:type="simple">Freyd's adjoint functor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determinant_theorem" xlink:type="simple">Frobenius determinant theorem</text:a>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reciprocity_theorem" xlink:type="simple">Frobenius reciprocity theorem</text:a></text:p>
          </table:table-cell>
          <table:table-cell table:style-name="ce4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real_division_algebras)" xlink:type="simple">Frobenius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differential_topology)" xlink:type="simple">Frobenius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da%27s_theorem" xlink:type="simple">Froda's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ucht%27s_theorem" xlink:type="simple">Frucht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" xlink:type="simple">Fubini's theorem</text:a></text:p>
          </table:table-cell>
          <table:table-cell office:value-type="string" calcext:value-type="string">
            <text:p><text:a xlink:href="https://en.wikipedia.org/wiki/Integral" xlink:type="simple">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_on_differentiation" xlink:type="simple">Fubini's theorem on differentiation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chs%27s_theorem" xlink:type="simple">Fuchs's theorem</text:a>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glede%27s_theorem" xlink:type="simple">Fuglede'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l_employment_theorem" xlink:type="simple">Full employment theorem</text:a></text:p>
          </table:table-cell>
          <table:table-cell office:value-type="string" calcext:value-type="string">
            <text:p><text:span text:style-name="T2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ton–Hansen_connectedness_theorem" xlink:type="simple">Fulton–Hansen connectednes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lgebra" xlink:type="simple">Fundamental theorem of algebra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bitrage-free_pricing" xlink:type="simple">Fundamental theorem of arbitrage-free pricing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ithmetic" xlink:type="simple">Fundamental theorem of arithmetic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calculus" xlink:type="simple">Fundamental theorem of calculus</text:a>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n_homomorphisms" xlink:type="simple">Fundamental theorem on homomorphisms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s_of_welfare_economics" xlink:type="simple">Fundamental theorems of welfare economics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WL_theorem" xlink:type="simple">FWL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tz_conjecture" xlink:type="simple">Galvin's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_theorem" xlink:type="simple">Gauss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Bonnet_theorem" xlink:type="simple">Gauss–Bonnet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Lucas_theorem" xlink:type="simple">Gauss–Luca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Markov_theorem" xlink:type="simple">Gauss–Markov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Wantzel_theorem" xlink:type="simple">Gauss–Wantzel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a_Egregium" xlink:type="simple">Gauss's Theorema Egregiu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Mazur_theorem" xlink:type="simple">Gelfand–Mazur theorem</text:a></text:p>
          </table:table-cell>
          <table:table-cell office:value-type="string" calcext:value-type="string">
            <text:p><text:a xlink:href="https://en.wikipedia.org/wiki/Banach_algebra" xlink:type="simple">Banach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Naimark_theorem" xlink:type="simple">Gelfand–Naimark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ond–Schneider_theorem" xlink:type="simple">Gelfond–Schneider theorem</text:a></text:p>
          </table:table-cell>
          <table:table-cell table:style-name="ce8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metric_mean_theorem" xlink:type="simple">Geometric mean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shgorin_circle_theorem" xlink:type="simple">Gershgorin circle theorem</text:a>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bbard–Satterthwaite_theorem" xlink:type="simple">Gibbard–Satterthwaite theorem</text:a></text:p>
          </table:table-cell>
          <table:table-cell office:value-type="string" calcext:value-type="string">
            <text:p><text:a xlink:href="https://en.wikipedia.org/wiki/Voting_method" xlink:type="simple">Voting metho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rsanov%27s_theorem" xlink:type="simple">Girsanov's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aisher%27s_theorem" xlink:type="simple">Glaisher's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eason%27s_theorem" xlink:type="simple">Gleason's theorem</text:a></text:p>
          </table:table-cell>
          <table:table-cell table:style-name="ce48" office:value-type="string" calcext:value-type="string">
            <text:p><text:span text:style-name="T2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–Cantelli_theorem" xlink:type="simple">Glivenko–Cantelli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uble-negation_translation#Propositional_logic" xlink:type="simple">Glivenko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%27s_theorem_(probability_theory)" xlink:type="simple">Glivenko's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dard–Thorn_theorem" xlink:type="simple">Goddard–Thorn theorem</text:a></text:p>
          </table:table-cell>
          <table:table-cell office:value-type="string" calcext:value-type="string">
            <text:p><text:a xlink:href="https://en.wikipedia.org/wiki/Vertex_algebra" xlink:type="simple">Vertex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completeness_theorem" xlink:type="simple">Gödel's completenes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incompleteness_theorem" xlink:type="simple">Gödel's incompletenes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unov%27s_theorem" xlink:type="simple">Godunov's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ing_up_and_going_down" xlink:type="simple">Going-up and going-down theorems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berg–Sachs_theorem" xlink:type="simple">Goldberg–Sach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ie%27s_theorem" xlink:type="simple">Goldie's theorem</text:a>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ine_theorem" xlink:type="simple">Goldstine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one_theorem" xlink:type="simple">Goldstone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od–Shafarevich_theorem" xlink:type="simple">Golod–Shafarevich theorem</text:a>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mory%27s_theorem" xlink:type="simple">Gomory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odstein%27s_theorem" xlink:type="simple">Goodstein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rdon–Newell_theorem" xlink:type="simple">Gordon–Newell theorem</text:a></text:p>
          </table:table-cell>
          <table:table-cell table:style-name="ce7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ttesman–Knill_theorem" xlink:type="simple">Gottesman–Knill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dient_theorem" xlink:type="simple">Gradient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ph_structure_theorem" xlink:type="simple">Graph structure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uert–Riemenschneider_vanishing_theorem" xlink:type="simple">Grauert–Riemenschneider vanishin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at_orthogonality_theorem" xlink:type="simple">Great orthogonality theorem</text:a>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–Tao_theorem" xlink:type="simple">Green–Tao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%27s_theorem" xlink:type="simple">Green's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nberg%27s_theorem" xlink:type="simple">Grinberg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–Ruh_theorem" xlink:type="simple">Gromov–Ruh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geometry)" xlink:type="simple">Gromov's compactness theorem</text:a>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topology)" xlink:type="simple">Gromov's compactness theorem</text:a>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theorem_on_groups_of_polynomial_growth" xlink:type="simple">Gromov's theorem on groups of polynomial growth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ss–Zagier_theorem" xlink:type="simple">Gross–Zagier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–Hirzebruch–Riemann–Roch_theorem" xlink:type="simple">Grothendieck–Hirzebruch–Riemann–Roch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%27s_connectedness_theorem" xlink:type="simple">Grothendieck's connectednes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ötzsch%27s_theorem" xlink:type="simple">Grötzsch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sky%27s_theorem" xlink:type="simple">Grunsky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wald–Wang_theorem" xlink:type="simple">Grunwald–Wang theorem</text:a>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shko_theorem" xlink:type="simple">Grushko theorem</text:a>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-cobordism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-theorem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ag–Łopuszański–Sohniu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ag's theorem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boush's theorem</text:p>
          </table:table-cell>
          <table:table-cell office:value-type="string" calcext:value-type="string">
            <text:p><text:a xlink:href="https://en.wikipedia.org/wiki/Algebraic_group" xlink:type="simple">Algebraic groups</text:a> / <text:a xlink:href="https://en.wikipedia.org/wiki/Representation_theory" xlink:type="simple">Representation theory</text:a> / 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amard three-circle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amard three-line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wiger's theorem</text:p>
          </table:table-cell>
          <table:table-cell office:value-type="string" calcext:value-type="string">
            <text:p><text:span text:style-name="T1"><text:a xlink:href="https://en.wikipedia.org/wiki/Geometry" xlink:type="simple">Geometry</text:a></text:span><text:span text:style-name="T1"> / </text:span><text:span text:style-name="T1"><text:a xlink:href="https://en.wikipedia.org/wiki/Measure_theory" xlink:type="simple">Measur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 decomposition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 embedding theorem</text:p>
          </table:table-cell>
          <table:table-cell office:value-type="string" calcext:value-type="string">
            <text:p><text:a xlink:href="https://en.wikipedia.org/wiki/Ordered_group" xlink:type="simple">Ordered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–Banach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–Kolmogorov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–Mazurkiewicz theorem</text:p>
          </table:table-cell>
          <table:table-cell office:value-type="string" calcext:value-type="string">
            <text:p><text:a xlink:href="https://en.wikipedia.org/wiki/Continuum_theory" xlink:type="simple">Continuum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iry ball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jnal–Szemerédi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es–Jewett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l's marriage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pern–Läuchli theorem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 sandwich theorem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mersley–Clifford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–Littlewood maximal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–Littlewood tauberian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–Ramanujan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ish–Chandra theorem</text:p>
          </table:table-cell>
          <table:table-cell table:style-name="ce79"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ish–Chandra's regularity theorem</text:p>
          </table:table-cell>
          <table:table-cell table:style-name="ce79"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nack's curve theorem</text:p>
          </table:table-cell>
          <table:table-cell office:value-type="string" calcext:value-type="string">
            <text:p><text:a xlink:href="https://en.wikipedia.org/wiki/Real_algebraic_geometry" xlink:type="simple">Real 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nack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man–Grobman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ogs–Rosenthal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ogs's extension theorem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ogs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 norm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–Arf theorem</text:p>
          </table:table-cell>
          <table:table-cell office:value-type="string" calcext:value-type="string">
            <text:p><text:a xlink:href="https://en.wikipedia.org/wiki/Local_class_field_theory" xlink:type="simple">Local class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–Minkowski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's theorem on elliptic curves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ckscher–Ohlin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ne–Borel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ne–Cantor theorem</text:p>
          </table:table-cell>
          <table:table-cell table:style-name="ce36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inger–Toeplitz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mann–Feynma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y–Bray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y's selection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y's theorem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holtz theorem</text:p>
          </table:table-cell>
          <table:table-cell office:value-type="string" calcext:value-type="string">
            <text:p><text:a xlink:href="https://en.wikipedia.org/wiki/Classical_mechanics" xlink:type="simple">Classical mechanic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holtz's theorems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brand–Ribet theorem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brand's theorem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man's embedding theorem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 projection theorem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–Schmid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–Speiser theorem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–Waring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basis theorem</text:p>
          </table:table-cell>
          <table:table-cell office:value-type="string" calcext:value-type="string">
            <text:p><text:span text:style-name="T1"><text:a xlink:href="https://en.wikipedia.org/wiki/Commutative_algebra" xlink:type="simple">Commutative algebra</text:a></text:span><text:span text:style-name="T1"> / </text:span><text:span text:style-name="T1"><text:a xlink:href="https://en.wikipedia.org/wiki/Invariant_theory" xlink:type="simple">Invariant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irreducibility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Hilbert%27s_Nullstellensatz" xlink:type="simple">Hilbert's Nullstellensatz  (theorem of zeroes)</text:a></text:span></text:p>
          </table:table-cell>
          <table:table-cell office:value-type="string" calcext:value-type="string">
            <text:p><text:span text:style-name="T1"><text:a xlink:href="https://en.wikipedia.org/wiki/Commutative_algebra" xlink:type="simple">Commutative algebra</text:a></text:span><text:span text:style-name="T1"> / </text:span><text:span text:style-name="T1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syzygy theorem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theorem 90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le–Yosida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ndman's theorem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nge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ronaka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rzebruch signature theorem</text:p>
          </table:table-cell>
          <table:table-cell office:value-type="string" calcext:value-type="string">
            <text:p><text:span text:style-name="T1"><text:a xlink:href="https://en.wikipedia.org/wiki/Topology" xlink:type="simple">Topology</text:a></text:span><text:span text:style-name="T1"> / </text:span><text:span text:style-name="T1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rzebruch–Riemann–Roch theorem</text:p>
          </table:table-cell>
          <table:table-cell table:style-name="ce21" office:value-type="string" calcext:value-type="string">
            <text:p><text:a xlink:href="https://en.wikipedia.org/wiki/Complex_manifolds" xlink:type="simple">Complex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jelmslev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bby–Ric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dge index theorem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henberg–Kohn theorems</text:p>
          </table:table-cell>
          <table:table-cell office:value-type="string" calcext:value-type="string">
            <text:p><text:a xlink:href="https://en.wikipedia.org/wiki/Density_functional_theory" xlink:type="simple">Density function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ölder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ditch's theorem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and's schema theorem</text:p>
          </table:table-cell>
          <table:table-cell office:value-type="string" calcext:value-type="string">
            <text:p><text:a xlink:href="https://en.wikipedia.org/wiki/Genetic_algorithm" xlink:type="simple">Genetic algorith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mström's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pf–Rinow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ewicz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automorphisms theorem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theorem</text:p>
          </table:table-cell>
          <table:table-cell office:value-type="string" calcext:value-type="string">
            <text:p><text:a xlink:href="https://en.wikipedia.org/wiki/Normed_division_algebra" xlink:type="simple">Normed divisio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entity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entity theorem for Riemann surfaces</text:p>
          </table:table-cell>
          <table:table-cell office:value-type="string" calcext:value-type="string">
            <text:p><text:span text:style-name="T2"><text:a xlink:href="https://en.wikipedia.org/wiki/Riemann_surfaces" xlink:type="simple">Riemann surfac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merman–Szelepcsényi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icit function theorem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rement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inite monkey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value theorem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gral representation theorem for classical Wiener space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gral root theorem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cept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mediate value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secting chords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secting secants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section theorem</text:p>
          </table:table-cell>
          <table:table-cell table:style-name="ce50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rse eigenvalues theorem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rse function theorem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nescu-Tulcea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morphism extension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morphism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perimetric theorem</text:p>
          </table:table-cell>
          <table:table-cell office:value-type="string" calcext:value-type="string">
            <text:p><text:span text:style-name="T1"><text:a xlink:href="https://en.wikipedia.org/wiki/Curve" xlink:type="simple">Curves</text:a></text:span><text:span text:style-name="T1"> /</text:span> 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kson's theorem</text:p>
          </table:table-cell>
          <table:table-cell table:style-name="ce7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i's four-square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son density theorem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son–Bourbaki theorem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son–Morozov theorem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panese theorem for concyclic polygons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panese theorem for concyclic quadrilaterals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 ellipsoid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 curve theorem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–Hölder theorem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–Schönflies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–Schur theorem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Jordan%27s_theorem_(multiply_transitive_groups)" xlink:type="simple">Jordan's theorem (multiply transitive groups)</text:a></text:span>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ubert's theorem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g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rkat–Richert theorem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churovskii's theorem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amori–McAloon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torovich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plansky density theorem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plansky's theorem on quadratic forms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hunen–Loève theorem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p–Lipton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z–Lang finitenes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wamata–Viehweg vanish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wasaki's theorem</text:p>
          </table:table-cell>
          <table:table-cell office:value-type="string" calcext:value-type="string">
            <text:p><text:a xlink:href="https://en.wikipedia.org/wiki/Paper_folding" xlink:type="simple">Paper fold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lvin's circulatio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mpf–Nes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aritonov's theorem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inchin's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lling–Hopf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by–Paris theorem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chhoff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szbraun theorem</text:p>
          </table:table-cell>
          <table:table-cell office:value-type="string" calcext:value-type="string">
            <text:p><text:a xlink:href="https://en.wikipedia.org/wiki/Lipschitz_continuity" xlink:type="simple">Lipschitz continu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ene fixed-point theorem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ene's recursion theorem</text:p>
          </table:table-cell>
          <table:table-cell office:value-type="string" calcext:value-type="string">
            <text:p><text:span text:style-name="T2"><text:a xlink:href="https://en.wikipedia.org/wiki/Recursion_theory" xlink:type="simple">Recurs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aster–Tarski theorem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eser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eser's theorem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chen–Specker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daira embedd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daira vanishing theorem</text:p>
          </table:table-cell>
          <table:table-cell table:style-name="ce21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ebe 1/4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 extension theorem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–Arnold representation theorem</text:p>
          </table:table-cell>
          <table:table-cell office:value-type="string" calcext:value-type="string">
            <text:p><text:span text:style-name="T1"><text:a xlink:href="https://en.wikipedia.org/wiki/Real_analysis" xlink:type="simple">Real analysis</text:a></text:span><text:span text:style-name="T1"> /</text:span> <text:a xlink:href="https://en.wikipedia.org/wiki/Approximation_theory" xlink:type="simple">Approxi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–Arnold–Moser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's three-series theorem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ōmura'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nig's theorem</text:p>
          </table:table-cell>
          <table:table-cell office:value-type="string" calcext:value-type="string">
            <text:p><text:span text:style-name="T1"><text:a xlink:href="https://en.wikipedia.org/wiki/Kinetics_(physics)" xlink:type="simple">Kinetics</text:a></text:span><text:span text:style-name="T1"> /  </text:span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nig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nig's theorem</text:p>
          </table:table-cell>
          <table:table-cell office:value-type="string" calcext:value-type="string">
            <text:p><text:span text:style-name="T1"><text:a xlink:href="https://en.wikipedia.org/wiki/Set_theory" xlink:type="simple">Set theory</text:a></text:span><text:span text:style-name="T1"> / </text:span><text:span text:style-name="T1"><text:a xlink:href="https://en.wikipedia.org/wiki/Cardinal_number" xlink:type="simple">cardinal number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őnig's theorem</text:p>
          </table:table-cell>
          <table:table-cell office:value-type="string" calcext:value-type="string">
            <text:p><text:span text:style-name="T1"><text:a xlink:href="https://en.wikipedia.org/wiki/Graph_theory" xlink:type="simple">Graph theory</text:a></text:span><text:span text:style-name="T1"> /</text:span> <text:a xlink:href="https://en.wikipedia.org/wiki/Bipartite_graph" xlink:type="simple">Bipartite graph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vari–Sós–Turán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aft–McMillan theorem</text:p>
          </table:table-cell>
          <table:table-cell office:value-type="string" calcext:value-type="string">
            <text:p><text:a xlink:href="https://en.wikipedia.org/wiki/Coding_theory" xlink:type="simple">Cod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amer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ein–Milman theorem</text:p>
          </table:table-cell>
          <table:table-cell office:value-type="string" calcext:value-type="string">
            <text:p><text:span text:style-name="T1"><text:a xlink:href="https://en.wikipedia.org/wiki/Mathematical_analysis" xlink:type="simple">Mathematical Analysis</text:a></text:span><text:span text:style-name="T1"> / </text:span><text:span text:style-name="T1"><text:a xlink:href="https://en.wikipedia.org/wiki/Discrete_geometry" xlink:type="simple">Discret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ener's theorem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onecker–Weber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onecker's theorem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ll–Schmidt theorem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ll's principal ideal theorem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skal–Katona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skal's tree theorem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ylov–Bogolyubov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hn's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iper's theorem</text:p>
          </table:table-cell>
          <table:table-cell office:value-type="string" calcext:value-type="string">
            <text:p><text:span text:style-name="T1"><text:a xlink:href="https://en.wikipedia.org/wiki/Operator_theory" xlink:type="simple">Operator theory</text:a></text:span><text:span text:style-name="T1"> / </text:span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ünneth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rosh subgroup theorem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tta–Joukowski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-balance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ner's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fforgue's theorem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 inversion theorem</text:p>
          </table:table-cell>
          <table:table-cell office:value-type="string" calcext:value-type="string">
            <text:p><text:span text:style-name="T1"><text:a xlink:href="https://en.wikipedia.org/wiki/Mathematical_analysis" xlink:type="simple">Mathematical Analysis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 reversion theorem</text:p>
          </table:table-cell>
          <table:table-cell office:value-type="string" calcext:value-type="string">
            <text:p><text:span text:style-name="T1"><text:a xlink:href="https://en.wikipedia.org/wiki/Mathematical_analysis" xlink:type="simple">Mathematical Analysis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's four-square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's theorem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ek–Moser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i's theorem</text:p>
          </table:table-cell>
          <table:table-cell office:value-type="string" calcext:value-type="string">
            <text:p><text:a xlink:href="https://en.wikipedia.org/wiki/Statics" xlink:type="simple">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au prime ideal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ker–Noether theorem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tice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ent expans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icella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–Milgram theorem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–Richtmyer theorem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–Wendroff theorem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 Cam's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 covering dimension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 differentiation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's decomposition theorem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's density theorem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e Hwa Chung theorem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e–Yang theorem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 fixed-point theorem</text:p>
          </table:table-cell>
          <table:table-cell office:value-type="string" calcext:value-type="string">
            <text:p><text:span text:style-name="T1"><text:a xlink:href="https://en.wikipedia.org/wiki/Fixed_point_(mathematics)" xlink:type="simple">Fixed points</text:a></text:span><text:span text:style-name="T1"> /</text:span> 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 hyperplane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 theorem on (1,1)-classes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–Hopf theorem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hmann–Scheffé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ay–Hirsch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ay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ner symmetry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ster's theorem</text:p>
          </table:table-cell>
          <table:table-cell office:value-type="string" calcext:value-type="string">
            <text:p><text:span text:style-name="T2"><text:a xlink:href="https://en.wikipedia.org/wiki/Euclidean_plane_geometry" xlink:type="simple">Euclidean 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i's theorem</text:p>
          </table:table-cell>
          <table:table-cell office:value-type="string" calcext:value-type="string">
            <text:p><text:a xlink:href="https://en.wikipedia.org/wiki/Lie_groups" xlink:type="simple">Li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itzky's theorem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évy continuity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évy's modulus of continuity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korish twist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korish–Wallace theorem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–Kolchin theorem</text:p>
          </table:table-cell>
          <table:table-cell office:value-type="string" calcext:value-type="string">
            <text:p><text:span text:style-name="T1"><text:a xlink:href="https://en.wikipedia.org/wiki/Algebraic_group" xlink:type="simple">Algebraic groups</text:a></text:span><text:span text:style-name="T1"> / </text:span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–Palais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's theorem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's third theorem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énard's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elöf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emann–Weierstrass theorem</text:p>
          </table:table-cell>
          <table:table-cell table:style-name="ce8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ström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ar congruence theorem</text:p>
          </table:table-cell>
          <table:table-cell office:value-type="string" calcext:value-type="string">
            <text:p><text:span text:style-name="T1"><text:a xlink:href="https://en.wikipedia.org/wiki/Number_theory" xlink:type="simple">Number theory</text:a></text:span><text:span text:style-name="T1"> / </text:span><text:span text:style-name="T1"><text:a xlink:href="https://en.wikipedia.org/wiki/Modular_arithmetic" xlink:type="simple">Modular arithmet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ar speedup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nik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ns–Lax–Milgram theorem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uville's theorem</text:p>
          </table:table-cell>
          <table:table-cell office:value-type="string" calcext:value-type="string">
            <text:p><text:span text:style-name="T1"><text:a xlink:href="https://en.wikipedia.org/wiki/Complex_analysis" xlink:type="simple">Complex analysis</text:a></text:span><text:span text:style-name="T1"> /</text:span> <text:a xlink:href="https://en.wikipedia.org/wiki/Entire_function" xlink:type="simple">Entire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uville's theorem <text:s/>(conformal mappings)</text:p>
          </table:table-cell>
          <table:table-cell office:value-type="string" calcext:value-type="string">
            <text:p><text:a xlink:href="https://en.wikipedia.org/wiki/Conformal_mapping" xlink:type="simple">Conformal mapping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Liouville%27s_theorem_(Hamiltonian)" xlink:type="simple">Liouville's theorem (Hamiltonian)</text:a></text:span></text:p>
          </table:table-cell>
          <table:table-cell office:value-type="string" calcext:value-type="string">
            <text:p><text:a xlink:href="https://en.wikipedia.org/wiki/Hamiltonian_mechanics" xlink:type="simple">Hamiltonian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öb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hs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oman–Menchoff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Łoś' theorem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öwenheim–Skolem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cas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kacs's proportion-sum independence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mer–Phillips theorem</text:p>
          </table:table-cell>
          <table:table-cell office:value-type="string" calcext:value-type="string">
            <text:p><text:a xlink:href="https://en.wikipedia.org/wiki/Semigroup_theory" xlink:type="simple">Semi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zin's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yapunov–Malkin theorem</text:p>
          </table:table-cell>
          <table:table-cell office:value-type="string" calcext:value-type="string">
            <text:p><text:a xlink:href="https://en.wikipedia.org/wiki/Stability_theory" xlink:type="simple">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yapunov's central limit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. Riesz extension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Mahon Master theorem</text:p>
          </table:table-cell>
          <table:table-cell office:value-type="string" calcext:value-type="string">
            <text:p><text:a xlink:href="https://en.wikipedia.org/wiki/Enumerative_combinatorics" xlink:type="simple">Enumerative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hler's compactness theorem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hler's theorem</text:p>
          </table:table-cell>
          <table:table-cell office:value-type="string" calcext:value-type="string">
            <text:p><text:a xlink:href="https://en.wikipedia.org/wiki/P-adic_analysis" xlink:type="simple">p-ad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er's theorem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grange preparation theorem</text:p>
          </table:table-cell>
          <table:table-cell office:value-type="string" calcext:value-type="string">
            <text:p><text:a xlink:href="https://en.wikipedia.org/wiki/Singularity_theory" xlink:type="simple">Singular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grange–Ehrenpreis theorem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in–Drinfeld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n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cinkiewicz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den's theorem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ginal value theorem</text:p>
          </table:table-cell>
          <table:table-cell office:value-type="string" calcext:value-type="string">
            <text:p><text:a xlink:href="https://en.wikipedia.org/wiki/Biology" xlink:type="simple">Bi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us−Yamabe theorem</text:p>
          </table:table-cell>
          <table:table-cell office:value-type="string" calcext:value-type="string">
            <text:p><text:a xlink:href="https://en.wikipedia.org/wiki/Stability_theory" xlink:type="simple">2D 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tingale representation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chke's theorem</text:p>
          </table:table-cell>
          <table:table-cell table:style-name="ce4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on–Stothers theorem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Master_theorem_(analysis_of_algorithms)" xlink:type="simple">Master theorem (analysis of algorithms)</text:a></text:span></text:p>
          </table:table-cell>
          <table:table-cell office:value-type="string" calcext:value-type="string">
            <text:p><text:a xlink:href="https://en.wikipedia.org/wiki/Recurrence_relation" xlink:type="simple">Recurrence relations</text:a> / 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iyasevich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low min cut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Noether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mal ergodic theorem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mum power theorem</text:p>
          </table:table-cell>
          <table:table-cell office:value-type="string" calcext:value-type="string">
            <text:p><text:a xlink:href="https://en.wikipedia.org/wiki/Electrical_circuit" xlink:type="simple">Electrical circui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well's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's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ur–Ulam theorem</text:p>
          </table:table-cell>
          <table:table-cell office:value-type="string" calcext:value-type="string">
            <text:p><text:a xlink:href="https://en.wikipedia.org/wiki/Normed_space" xlink:type="simple">Normed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ur's control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ur's torsio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 value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surable Riemann mapping theorem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lin invers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elaus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ger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cer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gelyan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min–Wagner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tens's theorems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ization theorems</text:p>
          </table:table-cell>
          <table:table-cell office:value-type="string" calcext:value-type="string">
            <text:p><text:a xlink:href="https://en.wikipedia.org/wiki/Topological_space" xlink:type="simple">Topological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usnier's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y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hăilescu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liken–Taylor theorem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liken's tree theorem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man–Pettis theorem</text:p>
          </table:table-cell>
          <table:table-cell office:value-type="string" calcext:value-type="string">
            <text:p><text:a xlink:href="https://en.wikipedia.org/wiki/Banach_space" xlink:type="simple">Banach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-max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imax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kowski–Hlawka theorem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kowski's second theorem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kowski's theorem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los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quel's theorem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rsky–Newman theorem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chell's embedding theorem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tag-Leffler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igliani–Miller theorem</text:p>
          </table:table-cell>
          <table:table-cell office:value-type="string" calcext:value-type="string">
            <text:p><text:a xlink:href="https://en.wikipedia.org/wiki/Finance_theory" xlink:type="simple">Finan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ularity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hr–Mascheroni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ge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dromy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tone clas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tone convergenc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tel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ore–Aronszajn theorem</text:p>
          </table:table-cell>
          <table:table-cell table:style-name="ce48" office:value-type="string" calcext:value-type="string">
            <text:p><text:span text:style-name="T2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dell–Weil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eau's theorem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era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ley's categoricity theorem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ley's trisector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on's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stow rigidity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untain pass theorem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equilibrium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nomial theorem</text:p>
          </table:table-cell>
          <table:table-cell office:value-type="string" calcext:value-type="string">
            <text:p><text:span text:style-name="T1"><text:a xlink:href="https://en.wikipedia.org/wiki/Algebra" xlink:type="simple">Algebra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plication theorem</text:p>
          </table:table-cell>
          <table:table-cell office:value-type="string" calcext:value-type="string">
            <text:p><text:a xlink:href="https://en.wikipedia.org/wiki/Special_function" xlink:type="simple">Special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plicity-one theorem</text:p>
          </table:table-cell>
          <table:table-cell table:style-name="ce4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mford vanish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üntz–Szász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tual fund separation theorem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ielski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ers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hill–Nerode theorem</text:p>
          </table:table-cell>
          <table:table-cell office:value-type="string" calcext:value-type="string">
            <text:p><text:a xlink:href="https://en.wikipedia.org/wiki/Formal_language" xlink:type="simple">Formal languag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chbin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ata–Smirnov metrization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ata's compactificatio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ell–Lutz theorem</text:p>
          </table:table-cell>
          <table:table-cell office:value-type="string" calcext:value-type="string">
            <text:p><text:a xlink:href="https://en.wikipedia.org/wiki/Elliptic_curve" xlink:type="simple">Ellipt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poleon's theorem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sh embedding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sh–Moser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lander–Niremberg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Newton%27s_theorem_(quadrilateral)" xlink:type="simple">Newton's theorem (quadrilateral)</text:a></text:span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ton's theorem about ovals</text:p>
          </table:table-cell>
          <table:table-cell office:value-type="string" calcext:value-type="string">
            <text:p><text:a xlink:href="https://en.wikipedia.org/wiki/Curve" xlink:type="simple">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comachus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 fixed-point theorem</text:p>
          </table:table-cell>
          <table:table-cell office:value-type="string" calcext:value-type="string">
            <text:p><text:span text:style-name="T2"><text:a xlink:href="https://en.wikipedia.org/wiki/Fixed_point_(mathematics)" xlink:type="simple">Fixed poin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 realization probl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–Schreier theorem</text:p>
          </table:table-cell>
          <table:table-cell office:value-type="string" calcext:value-type="string">
            <text:p><text:a xlink:href="https://en.wikipedia.org/wiki/Free_group" xlink:type="simple">Fre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ven's theorem</text:p>
          </table:table-cell>
          <table:table-cell office:value-type="string" calcext:value-type="string">
            <text:p><text:a xlink:href="https://en.wikipedia.org/wiki/Mathematics" xlink:type="simple">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cloning theorem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free lunch theorem</text:p>
          </table:table-cell>
          <table:table-cell office:value-type="string" calcext:value-type="string">
            <text:p><text:a xlink:href="https://en.wikipedia.org/wiki/Philosophy_of_mathematics" xlink:type="simple">Philosophy of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hair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wandering domain theorem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broadcast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communicatio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trade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second theorem</text:p>
          </table:table-cell>
          <table:table-cell office:value-type="string" calcext:value-type="string">
            <text:p><text:span text:style-name="T1"><text:a xlink:href="https://en.wikipedia.org/wiki/Calculus_of_variations" xlink:type="simple">Calculus of variations</text:a></text:span><text:span text:style-name="T1"> / </text:span>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theorem</text:p>
          </table:table-cell>
          <table:table-cell office:value-type="string" calcext:value-type="string">
            <text:p><text:span text:style-name="T2"><text:a xlink:href="https://en.wikipedia.org/wiki/Lie_groups" xlink:type="simple">Lie groups</text:a></text:span> / <text:a xlink:href="https://en.wikipedia.org/wiki/Calculus_of_variations" xlink:type="simple">Calculus of variations</text:a> / <text:a xlink:href="https://en.wikipedia.org/wiki/Differential_invariant" xlink:type="simple">Differential invariant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theorem on rationality for surfaces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-squeezing theorem</text:p>
          </table:table-cell>
          <table:table-cell office:value-type="string" calcext:value-type="string">
            <text:p><text:a xlink:href="https://en.wikipedia.org/wiki/Symplectic_geometry" xlink:type="simple">Symplect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on's theorem</text:p>
          </table:table-cell>
          <table:table-cell office:value-type="string" calcext:value-type="string">
            <text:p><text:a xlink:href="https://en.wikipedia.org/wiki/Electrical_network" xlink:type="simple">Electric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kov's compact leaf theorem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yquist–Shannon sampling theorem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d number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mapping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mapping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cal equivalence theorem</text:p>
          </table:table-cell>
          <table:table-cell office:value-type="string" calcext:value-type="string">
            <text:p><text:a xlink:href="https://en.wikipedia.org/wiki/Quantum_optics" xlink:type="simple">Quantum optics</text:a> / <text:a xlink:href="https://en.wikipedia.org/wiki/Quantum_physics" xlink:type="simple">Quantum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onal stopping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it theorem (Nagano–Sussmann)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it-stabilizer theorem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e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licz–Petti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nstein theorem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eledec theorem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erwalder–Schrader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rowski–Hadamard gap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rowski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ey–Wiener theorem</text:p>
          </table:table-cell>
          <table:table-cell table:style-name="ce38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ey's theorem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dya theorem</text:p>
          </table:table-cell>
          <table:table-cell office:value-type="string" calcext:value-type="string">
            <text:p><text:a xlink:href="https://en.wikipedia.org/wiki/Nuclear_physics" xlink:type="simple">Nuclear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area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centroid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hexagon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llel axi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is–Harrington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ovicenko's theorem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seval's theorem</text:p>
          </table:table-cell>
          <table:table-cell table:style-name="ce3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thasarathy's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cal's theorem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ch's theorem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P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ano existence theorem</text:p>
          </table:table-cell>
          <table:table-cell table:style-name="ce34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etre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ixoto's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rose–Hawking singularity theorems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tagonal number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fect graph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li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pendicular axi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ron–Frobenius theorem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er–Weyl theorem</text:p>
          </table:table-cell>
          <table:table-cell table:style-name="ce79"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ragmén–Lindelöf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ard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ard–Lindelöf theorem</text:p>
          </table:table-cell>
          <table:table-cell table:style-name="ce34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ands–Balkema–de Haan theorem</text:p>
          </table:table-cell>
          <table:table-cell office:value-type="string" calcext:value-type="string">
            <text:p><text:a xlink:href="https://en.wikipedia.org/wiki/Extreme_value_theory" xlink:type="simple">Extreme valu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tman–Koopman–Darmois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tot theorem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vot theorem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zza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ar separator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cherel theorem</text:p>
          </table:table-cell>
          <table:table-cell table:style-name="ce3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cherel theorem for spherical functions</text:p>
          </table:table-cell>
          <table:table-cell table:style-name="ce79"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 duality theorem</text:p>
          </table:table-cell>
          <table:table-cell office:value-type="string" calcext:value-type="string">
            <text:p><text:a xlink:href="https://en.wikipedia.org/wiki/Algebraic_topology" xlink:type="simple">Algebraic topology</text:a> of <text:a xlink:href="https://en.wikipedia.org/wiki/Manifold" xlink:type="simple">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 recurrence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Bendixson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Birkhoff–Witt theorem</text:p>
          </table:table-cell>
          <table:table-cell office:value-type="string" calcext:value-type="string">
            <text:p><text:a xlink:href="https://en.wikipedia.org/wiki/Universal_enveloping_algebra" xlink:type="simple">Universal enveloping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Hopf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 limit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ólya enumeration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mpeiu's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celet–Steiner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celet's closure theorem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itive energy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ynting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image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ce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e number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itive element theorem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cipal axis theorem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cipal ideal theorem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khorov'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er base change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th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udorandom generator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olemy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agorean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dratic reciprocity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ntum threshold theorem</text:p>
          </table:table-cell>
          <table:table-cell office:value-type="string" calcext:value-type="string">
            <text:p><text:span text:style-name="T1"><text:a xlink:href="https://en.wikipedia.org/wiki/Computer_science" xlink:type="simple">Computer science</text:a></text:span><text:span text:style-name="T1"> / </text:span><text:span text:style-name="T1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llen–Suslin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otient of subspace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emacher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's theorem</text:p>
          </table:table-cell>
          <table:table-cell table:style-name="ce4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n–Nikodym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n's theorem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kov's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anujam vanish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anujan–Skolem's theorem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sey's theorem</text:p>
          </table:table-cell>
          <table:table-cell office:value-type="string" calcext:value-type="string">
            <text:p><text:span text:style-name="T1"><text:a xlink:href="https://en.wikipedia.org/wiki/Graph_theory" xlink:type="simple">Graph theory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k–nullity theorem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o–Blackwell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shevsky–Chow theorem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ional root theorem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ionality theorem</text:p>
          </table:table-cell>
          <table:table-cell office:value-type="string" calcext:value-type="string">
            <text:p><text:a xlink:href="https://en.wikipedia.org/wiki/Politics" xlink:type="simple">Poli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ner's theorems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uch comparison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édei's theorem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b sphere theorem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h–Schlieder theorem</text:p>
          </table:table-cell>
          <table:table-cell office:value-type="string" calcext:value-type="string">
            <text:p><text:a xlink:href="https://en.wikipedia.org/wiki/Local_quantum_field_theory" xlink:type="simple">Local 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lection theorem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ev's theorem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idemeister–Singer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ider's theorem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mmert–Stei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idue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uschle's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versed compound agent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ynolds transport theorem</text:p>
          </table:table-cell>
          <table:table-cell office:value-type="string" calcext:value-type="string">
            <text:p><text:a xlink:href="https://en.wikipedia.org/wiki/Fluid_dynamics" xlink:type="simple">Fluid 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bet's theorem</text:p>
          </table:table-cell>
          <table:table-cell office:value-type="string" calcext:value-type="string">
            <text:p><text:span text:style-name="T2"><text:a xlink:href="https://en.wikipedia.org/wiki/Elliptic_curve" xlink:type="simple">Elliptic curv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–Shapiro theorem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's theorem</text:p>
          </table:table-cell>
          <table:table-cell office:value-type="string" calcext:value-type="string">
            <text:p><text:a xlink:href="https://en.wikipedia.org/wiki/Recursion_theory" xlink:type="simple">Recursion theory</text:a> / 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hardson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 mapping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 series theorem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 singularity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</text:p>
          </table:table-cell>
          <table:table-cell office:value-type="string" calcext:value-type="string">
            <text:p><text:span text:style-name="T1"><text:a xlink:href="https://en.wikipedia.org/wiki/Riemann_surfaces" xlink:type="simple">Riemann surfaces</text:a></text:span><text:span text:style-name="T1"> /</text:span> 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 for smooth manifolds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 for surfaces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's existence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's theorem on removable singularities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 representation theorem</text:p>
          </table:table-cell>
          <table:table-cell office:value-type="string" calcext:value-type="string">
            <text:p><text:span text:style-name="T1"><text:a xlink:href="https://en.wikipedia.org/wiki/Functional_analysis" xlink:type="simple">Functional analysis</text:a></text:span><text:span text:style-name="T1"> /</text:span> <text:a xlink:href="https://en.wikipedia.org/wiki/Hilbert_space" xlink:type="simple">Hilbert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–Fischer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–Thorin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ngel–Young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bin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ertson–Seymour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in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inson's joint consistency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khlin's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lle's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sser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ché–Capelli theorem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ché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h–Hurwitz theorem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h's theorem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ge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bczynski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ll–Nardzewski fixed poin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–cobordism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ccheri–Legendre theorem</text:p>
          </table:table-cell>
          <table:table-cell office:value-type="string" calcext:value-type="string">
            <text:p><text:a xlink:href="https://en.wikipedia.org/wiki/Absolute_geometry" xlink:type="simple">Absolu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hlqvist correspondence theorem</text:p>
          </table:table-cell>
          <table:table-cell office:value-type="string" calcext:value-type="string">
            <text:p><text:a xlink:href="https://en.wikipedia.org/wiki/Modal_logic" xlink:type="simple">Mod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int-Venant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d's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kovskii's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vitch's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zonov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aefer's dichotomy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auder fixed poin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ilder's theorem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nyder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eier refinement theorem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öder–Bernstein theorems for operator algebras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oeder–Bernstein theorem for measurable spaces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–Zassenhaus theorem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's lemma</text:p>
          </table:table-cell>
          <table:table-cell table:style-name="ce79"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's theorem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tz kernel theorem</text:p>
          </table:table-cell>
          <table:table-cell office:value-type="string" calcext:value-type="string">
            <text:p><text:a xlink:href="https://en.wikipedia.org/wiki/Generalized_function" xlink:type="simple">Generalized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tz–Zippel theorem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z–Ahlfors–Pick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enk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tt core theorem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ifert–van Kampe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arating axis theorem</text:p>
          </table:table-cell>
          <table:table-cell table:style-name="ce29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–Hartley theorem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expansion theorem</text:p>
          </table:table-cell>
          <table:table-cell office:value-type="string" calcext:value-type="string">
            <text:p><text:a xlink:href="https://en.wikipedia.org/wiki/Boolean_algebra_(logic)" xlink:type="simple">Boolea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source coding theorem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theorem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ll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ft theorem</text:p>
          </table:table-cell>
          <table:table-cell office:value-type="string" calcext:value-type="string">
            <text:p><text:a xlink:href="https://en.wikipedia.org/wiki/Differential_operator" xlink:type="simple">Differential operato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rshov–Cohn theorem</text:p>
          </table:table-cell>
          <table:table-cell office:value-type="string" calcext:value-type="string">
            <text:p><text:a xlink:href="https://en.wikipedia.org/wiki/Jordan_algebra" xlink:type="simple">Jorda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rshov–Witt theorem</text:p>
          </table:table-cell>
          <table:table-cell office:value-type="string" calcext:value-type="string">
            <text:p><text:a xlink:href="https://en.wikipedia.org/wiki/Lie_algebra" xlink:type="simple">Li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egel–Walfisz theorem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verman–Toeplitz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licial approximatio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khorn's theorem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on's minimax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pser–Lautemann theorem</text:p>
          </table:table-cell>
          <table:table-cell office:value-type="string" calcext:value-type="string">
            <text:p><text:a xlink:href="https://en.wikipedia.org/wiki/Probabilistic_complexity_theory" xlink:type="simple">Probabilistic complexity theory</text:a> /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u's semicontinuity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x circles theorem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x exponentials theorem</text:p>
          </table:table-cell>
          <table:table-cell table:style-name="ce8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lar's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da–El Mir theorem</text:p>
          </table:table-cell>
          <table:table-cell office:value-type="string" calcext:value-type="string">
            <text:p><text:a xlink:href="https://en.wikipedia.org/wiki/Complex_geometry" xlink:type="simple">Compl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lem–Mahler–Lech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lem–Noether theorem</text:p>
          </table:table-cell>
          <table:table-cell office:value-type="string" calcext:value-type="string">
            <text:p><text:a xlink:href="https://en.wikipedia.org/wiki/Simple_algebra" xlink:type="simple">Simpl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rokhod's embedding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rokhod's representation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Śleszyński–Pringsheim theorem</text:p>
          </table:table-cell>
          <table:table-cell office:value-type="string" calcext:value-type="string">
            <text:p><text:a xlink:href="https://en.wikipedia.org/wiki/Continued_fraction" xlink:type="simple">Continued fra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utsky's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n theorem</text:p>
          </table:table-cell>
          <table:table-cell office:value-type="string" calcext:value-type="string">
            <text:p><text:span text:style-name="T1"><text:a xlink:href="https://en.wikipedia.org/wiki/Recursion_theory" xlink:type="simple">Recursion theory</text:a></text:span><text:span text:style-name="T1"> / </text:span><text:span text:style-name="T1"><text:a xlink:href="https://en.wikipedia.org/wiki/Computer_science" xlink:type="simple">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bolev embedding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khatsky–Weierstras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nenschein–Mantel–Debreu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phie Germain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l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ndnes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ce hierarchy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ht's theorem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tral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edup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rner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here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n–statistic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ague–Grundy theorem</text:p>
          </table:table-cell>
          <table:table-cell office:value-type="string" calcext:value-type="string">
            <text:p><text:a xlink:href="https://en.wikipedia.org/wiki/Combinatorial_game_theory" xlink:type="simple">Combinatorial 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ueez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hl's theorem</text:p>
          </table:table-cell>
          <table:table-cell office:value-type="string" calcext:value-type="string">
            <text:p><text:a xlink:href="https://en.wikipedia.org/wiki/Matrix_analysis" xlink:type="simple">Matri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lings theorem about ends of groups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lings–Zeema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 of David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k–Heegner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–Strömberg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er–Lehmus theorem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hau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itz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wart's theorem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nespring factorization theorem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rling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kes's theorem</text:p>
          </table:table-cell>
          <table:table-cell office:value-type="string" calcext:value-type="string">
            <text:p><text:span text:style-name="T1"><text:a xlink:href="https://en.wikipedia.org/wiki/Vector_calculus" xlink:type="simple">Vector calculus</text:a></text:span><text:span text:style-name="T1"> / </text:span><text:span text:style-name="T1"><text:a xlink:href="https://en.wikipedia.org/wiki/Differential_topology" xlink:type="simple">Differential 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lper–Samuelson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lz–Cesàro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Tukey theorem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von Neumann theorem </text:p>
          </table:table-cell>
          <table:table-cell office:value-type="string" calcext:value-type="string">
            <text:p><text:span text:style-name="T1"><text:a xlink:href="https://en.wikipedia.org/wiki/Functional_analysis" xlink:type="simple">Functional analysis</text:a></text:span><text:span text:style-name="T1"> /</text:span> <text:a xlink:href="https://en.wikipedia.org/wiki/Representation_theory" xlink:type="simple">Representation theory</text:a> of the <text:a xlink:href="https://en.wikipedia.org/wiki/Heisenberg_group" xlink:type="simple">Heisenberg group</text:a> / <text:a xlink:href="https://en.wikipedia.org/wiki/Quantum_mechanics" xlink:type="simple">Quantum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Weierstras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's representation theorem for Boolean algebras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's theorem on one-parameter unitary groups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assmann's theorem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ong perfect graph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 theorem for finitely generated modules over a principal ideal domain 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 theorem for Gaussian measures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d program theorem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rm–Picone comparison theorem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rm's theorem</text:p>
          </table:table-cell>
          <table:table-cell office:value-type="string" calcext:value-type="string">
            <text:p><text:a xlink:href="https://en.wikipedia.org/wiki/Theory_of_equations" xlink:type="simple">Theory of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space theorem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porting hyperplane theorem</text:p>
          </table:table-cell>
          <table:table-cell table:style-name="ce29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n's theorem</text:p>
          </table:table-cell>
          <table:table-cell office:value-type="string" calcext:value-type="string">
            <text:p><text:a xlink:href="https://en.wikipedia.org/wiki/Module_theory" xlink:type="simple">Modul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ow theorems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 pentahedral theorem</text:p>
          </table:table-cell>
          <table:table-cell office:value-type="string" calcext:value-type="string">
            <text:p>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–Gallai theorem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determinant theorem</text:p>
          </table:table-cell>
          <table:table-cell office:value-type="string" calcext:value-type="string">
            <text:p><text:a xlink:href="https://en.wikipedia.org/wiki/Determinants" xlink:type="simple">Determina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law of inertia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metric hypergraph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onic theorem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nge's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.-Nagy's dilation theorem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gő limit theorems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merédi–Trotter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merédi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pilrajn extension theorem</text:p>
          </table:table-cell>
          <table:table-cell office:value-type="string" calcext:value-type="string">
            <text:p><text:a xlink:href="https://en.wikipedia.org/wiki/Axiom_of_choice" xlink:type="simple">Axiom of choi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kagi existence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kens's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eness theorem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gent-secant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ski's indefinability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ylor–Proudma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ylor's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nenbaum's theorem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bit ibn Qurra's theorem</text:p>
          </table:table-cell>
          <table:table-cell office:value-type="string" calcext:value-type="string">
            <text:p><text:a xlink:href="https://en.wikipedia.org/wiki/Amicable_number" xlink:type="simple">Amicabl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les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duality theorem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ébault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de Moivre–Laplace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e cube</text:p>
          </table:table-cell>
          <table:table-cell office:value-type="string" calcext:value-type="string">
            <text:p><text:a xlink:href="https://en.wikipedia.org/wiki/Algebraic_varieties" xlink:type="simple">Algebraic variet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e gnomon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ree moments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n friends and strangers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évenin's theorem</text:p>
          </table:table-cell>
          <table:table-cell office:value-type="string" calcext:value-type="string">
            <text:p><text:span text:style-name="T2"><text:a xlink:href="https://en.wikipedia.org/wiki/Electrical_circuit" xlink:type="simple">Electrical circui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pson transitivity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pson uniqueness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sen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e–Siegel–Roth theorem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e's theorem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etze extension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jdeman's theorem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khonov fixed poin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hierarchy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chmarsh convolut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chmarsh theorem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s alternative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da's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mita's theorem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nelli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kis's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onogov's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elli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chotomy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mbi–Varadarajan theorem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udinger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en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nnell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án–Kubiliu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án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tte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chonoff's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gly duckling theorem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formization theorem</text:p>
          </table:table-cell>
          <table:table-cell office:value-type="string" calcext:value-type="string">
            <text:p><text:span text:style-name="T1"><text:a xlink:href="https://en.wikipedia.org/wiki/Complex_analysis" xlink:type="simple">Complex analysis</text:a></text:span><text:span text:style-name="T1"> / </text:span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approximation theorem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coefficient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mixednes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ant–Vazirani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Aubel's theorem</text:p>
          </table:table-cell>
          <table:table-cell office:value-type="string" calcext:value-type="string">
            <text:p><text:a xlink:href="https://en.wikipedia.org/wiki/Quadrilaterals" xlink:type="simple">Quadrilater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der Waerden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Schooten's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Vleck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tieghem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ignon's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eta's formulas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etoris–Begle mapping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nogradov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rial theorem</text:p>
          </table:table-cell>
          <table:table-cell office:value-type="string" calcext:value-type="string">
            <text:p><text:span text:style-name="T2"><text:a xlink:href="https://en.wikipedia.org/wiki/Classical_mechanics" xlink:type="simple">Classical mechan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convergence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covering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–Hahn–Sak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viani's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Neumann bicommutan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Neumann's theorem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Staudt–Clausen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gner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dhausen's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ter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er's theorem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derburn's little theorem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derburn's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 factorizat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 preparation theorem</text:p>
          </table:table-cell>
          <table:table-cell office:value-type="string" calcext:value-type="string">
            <text:p><text:span text:style-name="T2"><text:a xlink:href="https://en.wikipedia.org/wiki/Several_complex_variables" xlink:type="simple">Several complex variables</text:a></text:span> / 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–Casorati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nberg–Witten theorem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ll-ordering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ehead theorem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embedding theorem</text:p>
          </table:table-cell>
          <table:table-cell office:value-type="string" calcext:value-type="string">
            <text:p><text:a xlink:href="https://en.wikipedia.org/wiki/Differential_manifold" xlink:type="simple">Differential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extension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immersion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–Graustei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ck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ener–Ikehara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ener's tauberian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gner–Eckart theorem</text:p>
          </table:table-cell>
          <table:table-cell office:value-type="string" calcext:value-type="string">
            <text:p><text:a xlink:href="https://en.wikipedia.org/wiki/Clebsch–Gordan_coefficients" xlink:type="simple">Clebsch–Gordan coefficie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kie's theorem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son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t's theorem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d's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stenholme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*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horski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riski's mai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ckendorf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berger–Bressoud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J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sigmondy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</table:table>
      <table:table table:name="Algorithm" table:style-name="ta1"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reated By</text:p>
          </table:table-cell>
        </table:table-row>
        <table:table-row table:style-name="ro1">
          <table:table-cell office:value-type="string" calcext:value-type="string">
            <text:p><text:a xlink:href="https://en.wikipedia.org/wiki/Karatsuba_algorithm" xlink:type="simple">Karatsuba Multiplication</text:a></text:p>
          </table:table-cell>
          <table:table-cell table:style-name="ce90" office:value-type="string" calcext:value-type="string">
            <text:p>Number Theory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<text:a xlink:href="https://en.wikipedia.org/wiki/Anatoly_Karatsuba" xlink:type="simple">Anatoly Karatsuba</text:a></text:p>
          </table:table-cell>
        </table:table-row>
      </table:table>
      <table:table table:name="Sources" table:style-name="ta1">
        <table:table-column table:style-name="co9" table:default-cell-style-name="ce153"/>
        <table:table-column table:style-name="co10" table:default-cell-style-name="ce158"/>
        <table:table-row table:style-name="ro1">
          <table:table-cell table:style-name="ce152" office:value-type="string" calcext:value-type="string">
            <text:p>Organisations</text:p>
          </table:table-cell>
          <table:table-cell table:style-name="ce157" office:value-type="string" calcext:value-type="string">
            <text:p>Websites</text:p>
          </table:table-cell>
        </table:table-row>
        <table:table-row table:style-name="ro1">
          <table:table-cell office:value-type="string" calcext:value-type="string">
            <text:p>Irish Mathematical Society</text:p>
          </table:table-cell>
          <table:table-cell office:value-type="string" calcext:value-type="string">
            <text:p><text:a xlink:href="http://irishmathsoc.org/" xlink:type="simple">http://irishmathsoc.org/</text:a></text:p>
          </table:table-cell>
        </table:table-row>
        <table:table-row table:style-name="ro1">
          <table:table-cell office:value-type="string" calcext:value-type="string">
            <text:p>Science Direct</text:p>
          </table:table-cell>
          <table:table-cell office:value-type="string" calcext:value-type="string">
            <text:p><text:a xlink:href="https://www.sciencedirect.com/" xlink:type="simple">https://www.sciencedirect.com/</text:a></text:p>
          </table:table-cell>
        </table:table-row>
        <table:table-row table:style-name="ro1"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scholar.google.com/" xlink:type="simple">https://scholar.google.com/</text:a></text:p>
          </table:table-cell>
        </table:table-row>
        <table:table-row table:style-name="ro1">
          <table:table-cell office:value-type="string" calcext:value-type="string">
            <text:p>Research Gate</text:p>
          </table:table-cell>
          <table:table-cell office:value-type="string" calcext:value-type="string">
            <text:p><text:a xlink:href="https://www.researchgate.net/" xlink:type="simple">https://www.researchgate.net/</text:a></text:p>
          </table:table-cell>
        </table:table-row>
        <table:table-row table:style-name="ro1">
          <table:table-cell office:value-type="string" calcext:value-type="string">
            <text:p>arXiv</text:p>
          </table:table-cell>
          <table:table-cell office:value-type="string" calcext:value-type="string">
            <text:p><text:a xlink:href="https://arxiv.org/" xlink:type="simple">https://arxiv.org/</text:a></text:p>
          </table:table-cell>
        </table:table-row>
        <table:table-row table:style-name="ro1">
          <table:table-cell office:value-type="string" calcext:value-type="string">
            <text:p>The On-Line Encyclopedia of Integer Sequences</text:p>
          </table:table-cell>
          <table:table-cell office:value-type="string" calcext:value-type="string">
            <text:p><text:a xlink:href="https://oeis.org/" xlink:type="simple">https://oeis.org/</text:a></text:p>
          </table:table-cell>
        </table:table-row>
        <table:table-row table:style-name="ro1">
          <table:table-cell office:value-type="string" calcext:value-type="string">
            <text:p>Numbers aplenty</text:p>
          </table:table-cell>
          <table:table-cell office:value-type="string" calcext:value-type="string">
            <text:p><text:a xlink:href="https://www.numbersaplenty.com/" xlink:type="simple">https://www.numbersaplenty.com/</text:a></text:p>
          </table:table-cell>
        </table:table-row>
        <table:table-row table:style-name="ro1">
          <table:table-cell table:style-name="ce154" office:value-type="string" calcext:value-type="string">
            <text:p>Mathworld Wolfram</text:p>
          </table:table-cell>
          <table:table-cell table:style-name="ce159" office:value-type="string" calcext:value-type="string">
            <text:p><text:a xlink:href="https://mathworld.wolfram.com/" xlink:type="simple">https://mathworld.wolfram.com/</text:a></text:p>
          </table:table-cell>
        </table:table-row>
        <table:table-row table:style-name="ro1">
          <table:table-cell table:style-name="ce154" office:value-type="string" calcext:value-type="string">
            <text:p>Institute for Advanced Study</text:p>
          </table:table-cell>
          <table:table-cell table:style-name="ce159" office:value-type="string" calcext:value-type="string">
            <text:p><text:a xlink:href="https://www.ias.edu/" xlink:type="simple">https://www.ias.edu/</text:a>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55" office:value-type="string" calcext:value-type="string">
            <text:p>Bloggers</text:p>
          </table:table-cell>
          <table:table-cell table:style-name="ce155" office:value-type="string" calcext:value-type="string">
            <text:p>Blogs</text:p>
          </table:table-cell>
        </table:table-row>
        <table:table-row table:style-name="ro1">
          <table:table-cell table:style-name="ce156" office:value-type="string" calcext:value-type="string">
            <text:p>Tai-Danae Bradley</text:p>
          </table:table-cell>
          <table:table-cell table:style-name="ce160" office:value-type="string" calcext:value-type="string">
            <text:p><text:a xlink:href="https://www.math3ma.com/" xlink:type="simple">https://www.math3ma.com/</text:a></text:p>
          </table:table-cell>
        </table:table-row>
        <table:table-row table:style-name="ro1">
          <table:table-cell office:value-type="string" calcext:value-type="string">
            <text:p>Alexander Bogomolny </text:p>
          </table:table-cell>
          <table:table-cell office:value-type="string" calcext:value-type="string">
            <text:p><text:a xlink:href="http://www.cut-the-knot.org/" xlink:type="simple">http://www.cut-the-knot.org/</text:a></text:p>
          </table:table-cell>
        </table:table-row>
        <table:table-row table:style-name="ro1">
          <table:table-cell office:value-type="string" calcext:value-type="string">
            <text:p>Maria Santos</text:p>
          </table:table-cell>
          <table:table-cell office:value-type="string" calcext:value-type="string">
            <text:p><text:a xlink:href="https://mariascrs.github.io/" xlink:type="simple">https://mariascrs.github.io/</text:a></text:p>
          </table:table-cell>
        </table:table-row>
        <table:table-row table:style-name="ro1">
          <table:table-cell table:style-name="ce154" office:value-type="string" calcext:value-type="string">
            <text:p>Terry Tao</text:p>
          </table:table-cell>
          <table:table-cell table:style-name="ce159" office:value-type="string" calcext:value-type="string">
            <text:p><text:a xlink:href="https://terrytao.wordpress.com/" xlink:type="simple">https://terrytao.wordpress.com/</text:a></text:p>
          </table:table-cell>
        </table:table-row>
      </table:table>
      <table:table table:name="Mathematicians" table:style-name="ta1">
        <table:table-column table:style-name="co11" table:default-cell-style-name="Default"/>
        <table:table-column table:style-name="co8" table:default-cell-style-name="ce161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Field / Sub Fields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OEIS</text:p>
          </table:table-cell>
          <table:table-cell office:value-type="string" calcext:value-type="string">
            <text:p>Numberphile</text:p>
          </table:table-cell>
        </table:table-row>
        <table:table-row table:style-name="ro1">
          <table:table-cell office:value-type="string" calcext:value-type="string">
            <text:p><text:a xlink:href="https://en.wikipedia.org/wiki/Anatoly_Karatsuba" xlink:type="simple">Anatoly Karatsuba</text:a></text:p>
          </table:table-cell>
          <table:table-cell office:value-type="string" calcext:value-type="string">
            <text:p>Russian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analytic number theory, p-adic numbers and Dirichlet seri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Friedrich_Gauss" xlink:type="simple">Johann Carl Friedrich Gauss</text:a></text:p>
          </table:table-cell>
          <table:table-cell office:value-type="string" calcext:value-type="string">
            <text:p>German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many fields in mathematics and science – Elliptic functions &amp; Euclid’s Geometry</text:p>
          </table:table-cell>
          <table:table-cell office:value-type="string" calcext:value-type="string">
            <text:p>Gauss Summation 1 to 100</text:p>
          </table:table-cell>
          <table:table-cell/>
          <table:table-cell office:value-type="string" calcext:value-type="string">
            <text:p><text:a xlink:href="https://www.youtube.com/watch?v=Dd81F6-Ar_0" xlink:type="simple">One to One Mill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rinivasa_Ramanujan" xlink:type="simple">Srinivasa Ramanujan</text:a></text:p>
          </table:table-cell>
          <table:table-cell office:value-type="string" calcext:value-type="string">
            <text:p>Indian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Mathematical analysis, number theory, infinite series &amp; continued fractions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<text:span text:style-name="T1"><text:a xlink:href="https://oeis.org/A000041" xlink:type="simple">A000041</text:a></text:span><text:span text:style-name="T1"> / </text:span><text:span text:style-name="T1"><text:a xlink:href="https://oeis.org/A016897" xlink:type="simple">A016897</text:a></text:span></text:p>
          </table:table-cell>
          <table:table-cell office:value-type="string" calcext:value-type="string">
            <text:p><text:a xlink:href="https://www.youtube.com/watch?v=NjCIq58rZ8I" xlink:type="simple">Parti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ttfried_Wilhelm_Leibniz" xlink:type="simple">Gottfried Wilhelm Leibniz</text:a></text:p>
          </table:table-cell>
          <table:table-cell office:value-type="string" calcext:value-type="string">
            <text:p>German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Differential and integral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Leonhard_Euler" xlink:type="simple">Leonhard Euler</text:a></text:p>
          </table:table-cell>
          <table:table-cell office:value-type="string" calcext:value-type="string">
            <text:p>Swiss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Topology, analytic number theory, complex analysis, and infinitesimal calculus</text:p>
          </table:table-cell>
          <table:table-cell office:value-type="string" calcext:value-type="string">
            <text:p>Seven Bridges 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Isaac_Newton" xlink:type="simple">Isaac Newton</text:a></text:p>
          </table:table-cell>
          <table:table-cell office:value-type="string" calcext:value-type="string">
            <text:p>English</text:p>
          </table:table-cell>
          <table:table-cell office:value-type="float" office:value="1643" calcext:value-type="float">
            <text:p>1643</text:p>
          </table:table-cell>
          <table:table-cell office:value-type="string" calcext:value-type="string">
            <text:p>For optics and developing the 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_Taylor" xlink:type="simple">Brook Taylor</text:a></text:p>
          </table:table-cell>
          <table:table-cell office:value-type="string" calcext:value-type="string">
            <text:p>English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mathematical analysis</text:p>
          </table:table-cell>
          <table:table-cell office:value-type="string" calcext:value-type="string">
            <text:p>Taylor's theorem and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David_Hilbert" xlink:type="simple">David Hilbert</text:a></text:p>
          </table:table-cell>
          <table:table-cell office:value-type="string" calcext:value-type="string">
            <text:p>German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many areas, including invariant theory, the 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rence_Tao" xlink:type="simple">Terence Chi-Shen Tao</text:a></text:p>
          </table:table-cell>
          <table:table-cell office:value-type="string" calcext:value-type="string">
            <text:p>Australian-American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cludes topics in harmonic analysis &amp; analytic number theory</text:p>
          </table:table-cell>
          <table:table-cell office:value-type="string" calcext:value-type="string">
            <text:p><text:a xlink:href="http://terrytao.wordpress.com/" xlink:type="simple">http://terrytao.wordpress.com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ndrew_Wiles" xlink:type="simple">Andrew Wiles</text:a></text:p>
          </table:table-cell>
          <table:table-cell office:value-type="string" calcext:value-type="string">
            <text:p>English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in_Maclaurin" xlink:type="simple">Colin Maclaurin</text:a></text:p>
          </table:table-cell>
          <table:table-cell office:value-type="string" calcext:value-type="string">
            <text:p>Scottish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geometry and algebra</text:p>
          </table:table-cell>
          <table:table-cell office:value-type="string" calcext:value-type="string">
            <text:p>The Maclaurin series, a special case of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Gregory_(mathematician)" xlink:type="simple">James Gregory</text:a></text:p>
          </table:table-cell>
          <table:table-cell office:value-type="string" calcext:value-type="string">
            <text:p>Scottish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trigonometry, discovering infinite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aac_Barrow" xlink:type="simple">Isaac Barrow</text:a></text:p>
          </table:table-cell>
          <table:table-cell office:value-type="string" calcext:value-type="string">
            <text:p>English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éon_Denis_Poisson" xlink:type="simple">Siméon Denis Poisson</text:a></text:p>
          </table:table-cell>
          <table:table-cell office:value-type="string" calcext:value-type="string">
            <text:p>French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probability theory</text:p>
          </table:table-cell>
          <table:table-cell office:value-type="string" calcext:value-type="string">
            <text:p>Poisson distribu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olas_Bourbaki" xlink:type="simple">Nicolas Bourbaki</text:a></text:p>
          </table:table-cell>
          <table:table-cell office:value-type="string" calcext:value-type="string">
            <text:p>French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llective pseudonym - <text:s/>(Elements of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-Simon_Laplace" xlink:type="simple">Pierre-Simon Laplace</text:a></text:p>
          </table:table-cell>
          <table:table-cell office:value-type="string" calcext:value-type="string">
            <text:p>French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engineering, mathematics, statistics, physics, astronomy, and philosophy. </text:p>
          </table:table-cell>
          <table:table-cell office:value-type="string" calcext:value-type="string">
            <text:p>Laplace formulated Laplace's equation, and pioneered the Laplace trans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hn_Forbes_Nash_Jr." xlink:type="simple">John Forbes Nash Jr.</text:a></text:p>
          </table:table-cell>
          <table:table-cell office:value-type="string" calcext:value-type="string">
            <text:p>American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game theory, differential geometry, and the study of partial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katiesteckles.co.uk/" xlink:type="simple">Katie Steckles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thematics (topology/pure math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_Einstein" xlink:type="simple">Albert Einstein</text:a></text:p>
          </table:table-cell>
          <table:table-cell office:value-type="string" calcext:value-type="string">
            <text:p>German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theoretical physic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thagoras" xlink:type="simple">Pythagoras of Samo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570 BC</text:p>
          </table:table-cell>
          <table:table-cell office:value-type="string" calcext:value-type="string">
            <text:p>Many areas</text:p>
          </table:table-cell>
          <table:table-cell office:value-type="string" calcext:value-type="string">
            <text:p>Pythagorean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ryabhata" xlink:type="simple">Aryabhata</text:a></text:p>
          </table:table-cell>
          <table:table-cell office:value-type="string" calcext:value-type="string">
            <text:p>Indian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Trigonometry, Indeterminate equations and Algeb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chimedes" xlink:type="simple">Archimede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287 BC</text:p>
          </table:table-cell>
          <table:table-cell office:value-type="string" calcext:value-type="string">
            <text:p>Method of exhaustion, The infinite series and Myriad of myria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" xlink:type="simple">Euclid of Alexandria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325 BC</text:p>
          </table:table-cell>
          <table:table-cell office:value-type="string" calcext:value-type="string">
            <text:p>Father of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Gustav_Jacob_Jacobi" xlink:type="simple">Carl Gustav Jacob Jacobi</text:a></text:p>
          </table:table-cell>
          <table:table-cell office:value-type="string" calcext:value-type="string">
            <text:p>German</text:p>
          </table:table-cell>
          <table:table-cell office:value-type="float" office:value="1804" calcext:value-type="float">
            <text:p>1804</text:p>
          </table:table-cell>
          <table:table-cell table:style-name="ce162" office:value-type="string" calcext:value-type="string">
            <text:p>Elliptic functions, dynamics, differential equations, determinants, and 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khael_Gromov_(mathematician)" xlink:type="simple">Mikhael Leonidovich Gromov</text:a></text:p>
          </table:table-cell>
          <table:table-cell office:value-type="string" calcext:value-type="string">
            <text:p>Russia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Geometry, analysis and 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en_Uhlenbeck" xlink:type="simple">Karen Keskulla Uhlenbeck</text:a></text:p>
          </table:table-cell>
          <table:table-cell office:value-type="string" calcext:value-type="string">
            <text:p>American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Founder of modern geometric analysis &amp; geometric partial differential equations, gauge theory, and integrable systems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cholze" xlink:type="simple">Peter Scholze</text:a></text:p>
          </table:table-cell>
          <table:table-cell office:value-type="string" calcext:value-type="string">
            <text:p>German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rithmetic geometry such as p-adic geometry and its applica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gori_Perelman" xlink:type="simple">Grigori Yakovlevich Perelman</text:a></text:p>
          </table:table-cell>
          <table:table-cell office:value-type="string" calcext:value-type="string">
            <text:p>Russian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Geometric analysis, Riemannian geometry, and geometric topology.</text:p>
          </table:table-cell>
          <table:table-cell office:value-type="string" calcext:value-type="string">
            <text:p>Proff of Poincaré conje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Clerk_Maxwell" xlink:type="simple">James Clerk Maxwell</text:a></text:p>
          </table:table-cell>
          <table:table-cell office:value-type="string" calcext:value-type="string">
            <text:p>Scottish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Electromagnetism &amp; coupled partial differential equations </text:p>
          </table:table-cell>
          <table:table-cell office:value-type="string" calcext:value-type="string">
            <text:p>Maxwell's equations for electromagnet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seph-Louis_Lagrange" xlink:type="simple">Joseph-Louis Lagrange</text:a></text:p>
          </table:table-cell>
          <table:table-cell office:value-type="string" calcext:value-type="string">
            <text:p>Italian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Algebra, Number theory and Other mathematical work</text:p>
          </table:table-cell>
          <table:table-cell office:value-type="string" calcext:value-type="string">
            <text:p>Lagrangian mechan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ael_Faraday" xlink:type="simple">Michael Faraday</text:a></text:p>
          </table:table-cell>
          <table:table-cell office:value-type="string" calcext:value-type="string">
            <text:p>English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Electromagnetic induction, diamagnetism and electrolysi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Henry" xlink:type="simple">Joseph Henry</text:a></text:p>
          </table:table-cell>
          <table:table-cell office:value-type="string" calcext:value-type="string">
            <text:p>American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Electromagnetic</text:p>
          </table:table-cell>
          <table:table-cell office:value-type="string" calcext:value-type="string">
            <text:p><text:s/>The SI unit of inductance, the Hen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Oliver_Heaviside" xlink:type="simple">Oliver Heaviside</text:a></text:p>
          </table:table-cell>
          <table:table-cell office:value-type="string" calcext:value-type="string">
            <text:p>English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Brought complex numbers to circuit analysis,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Planck" xlink:type="simple">Max Karl Ernst Ludwig Planck</text:a></text:p>
          </table:table-cell>
          <table:table-cell office:value-type="string" calcext:value-type="string">
            <text:p>German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Mechanics, studying the diffusion, but transferred to theoretical physic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kola_Tesla" xlink:type="simple">Nikola Tesla</text:a></text:p>
          </table:table-cell>
          <table:table-cell office:value-type="string" calcext:value-type="string">
            <text:p>Serbian-American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Design of the modern alternating current (AC) electricity supply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y_Ford" xlink:type="simple">Henry Ford</text:a></text:p>
          </table:table-cell>
          <table:table-cell office:value-type="string" calcext:value-type="string">
            <text:p>American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as_Edison" xlink:type="simple">Thomas Alva Edison</text:a></text:p>
          </table:table-cell>
          <table:table-cell office:value-type="string" calcext:value-type="string">
            <text:p>American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Electric power generation, mass communication, sound recording, and motion pictu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hard_Feynman" xlink:type="simple">Richard Phillips Feynma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Quantum electrodynam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uglielmo_Marconi" xlink:type="simple">Guglielmo Giovanni Maria Marconi</text:a></text:p>
          </table:table-cell>
          <table:table-cell office:value-type="string" calcext:value-type="string">
            <text:p>Italian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long-distance radio transmission, Marconi's law, and a radio telegraph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mil_Lenz" xlink:type="simple">Heinrich Friedrich Emil Lenz</text:a></text:p>
          </table:table-cell>
          <table:table-cell office:value-type="string" calcext:value-type="string">
            <text:p>Russian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<text:s/>Lenz's law in electrodynamics in 18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on_Musk" xlink:type="simple">Elon Musk</text:a></text:p>
          </table:table-cell>
          <table:table-cell office:value-type="string" calcext:value-type="string">
            <text:p>South African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nz_Ernst_Neumann" xlink:type="simple">Franz Ernst Neumann</text:a></text:p>
          </table:table-cell>
          <table:table-cell office:value-type="string" calcext:value-type="string">
            <text:p>Germa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Neumann's Law, Kopp-Neumann law, Neumann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liam_Thomson,_1st_Baron_Kelvin" xlink:type="simple">William Thomson Kelvin</text:a></text:p>
          </table:table-cell>
          <table:table-cell office:value-type="string" calcext:value-type="string">
            <text:p>British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units of kelvin in his hon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r_George_Stokes,_1st_Baronet" xlink:type="simple">Sir George Gabriel Stokes</text:a></text:p>
          </table:table-cell>
          <table:table-cell office:value-type="string" calcext:value-type="string">
            <text:p>Irish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"Stokes' theorem" in vector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ge_von_Koch" xlink:type="simple">Helge von Koch</text:a></text:p>
          </table:table-cell>
          <table:table-cell office:value-type="string" calcext:value-type="string">
            <text:p>Swedish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Famous fractal known as the Koch snowfl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Lebesgue" xlink:type="simple">Henri Léon Lebesgue</text:a></text:p>
          </table:table-cell>
          <table:table-cell office:value-type="string" calcext:value-type="string">
            <text:p>French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Theory of integ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hard_Riemann" xlink:type="simple">Bernhard Riemann</text:a></text:p>
          </table:table-cell>
          <table:table-cell office:value-type="string" calcext:value-type="string">
            <text:p>German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Geometry &amp; Riemann integral, and his work on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Gustav_Lejeune_Dirichlet" xlink:type="simple">Peter Gustav Lejeune Dirichlet</text:a></text:p>
          </table:table-cell>
          <table:table-cell office:value-type="string" calcext:value-type="string">
            <text:p>German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analytic number theory, theory of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Fourier" xlink:type="simple">Jean-Baptiste Joseph Fourier</text:a></text:p>
          </table:table-cell>
          <table:table-cell office:value-type="string" calcext:value-type="string">
            <text:p>French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Fourier series, which eventually developed into Fourier analysis and harmonic analysis</text:p>
          </table:table-cell>
          <table:table-cell office:value-type="string" calcext:value-type="string">
            <text:p>Sound waves (MP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Camille_Jordan" xlink:type="simple">Marie Ennemond Camille Jordan</text:a></text:p>
          </table:table-cell>
          <table:table-cell office:value-type="string" calcext:value-type="string">
            <text:p>French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e_Green_(mathematician)" xlink:type="simple">George Green</text:a></text:p>
          </table:table-cell>
          <table:table-cell office:value-type="string" calcext:value-type="string">
            <text:p>British</text:p>
          </table:table-cell>
          <table:table-cell office:value-type="float" office:value="1793" calcext:value-type="float">
            <text:p>1793</text:p>
          </table:table-cell>
          <table:table-cell office:value-type="string" calcext:value-type="string">
            <text:p>Green's theorem &amp; Green's Fun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drik_Lorentz" xlink:type="simple">Hendrik Antoon Lorentz</text:a></text:p>
          </table:table-cell>
          <table:table-cell office:value-type="string" calcext:value-type="string">
            <text:p>Dutch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Lorentz and general relativ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hmes" xlink:type="simple">Ahmes</text:a></text:p>
          </table:table-cell>
          <table:table-cell office:value-type="string" calcext:value-type="string">
            <text:p>Egyptian</text:p>
          </table:table-cell>
          <table:table-cell office:value-type="string" calcext:value-type="string">
            <text:p>1680 BC</text:p>
          </table:table-cell>
          <table:table-cell office:value-type="string" calcext:value-type="string">
            <text:p>Transcribed the Rhind Papyrus and first mathematician to use fra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to" xlink:type="simple">Plato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428 BC</text:p>
          </table:table-cell>
          <table:table-cell office:value-type="string" calcext:value-type="string">
            <text:p>Number theory and "logistic", now called arithmetic</text:p>
          </table:table-cell>
          <table:table-cell office:value-type="string" calcext:value-type="string">
            <text:p><text:a xlink:href="https://en.wikipedia.org/wiki/Platonic_solid" xlink:type="simple">Platonic soli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Qin_Jiushao" xlink:type="simple">Qin Jiushao</text:a></text:p>
          </table:table-cell>
          <table:table-cell office:value-type="string" calcext:value-type="string">
            <text:p>Chinese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Chinese remainder theorem &amp; cubic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" xlink:type="simple">Brahmagupta</text:a></text:p>
          </table:table-cell>
          <table:table-cell office:value-type="string" calcext:value-type="string">
            <text:p>Indian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Algebra, Arthmetic and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hāskara_II" xlink:type="simple">Bhāskara II</text:a></text:p>
          </table:table-cell>
          <table:table-cell office:value-type="string" calcext:value-type="string">
            <text:p>Indian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Algebra, Arthmetic, Geometry and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_de_Fermat" xlink:type="simple">Pierre de Fermat</text:a></text:p>
          </table:table-cell>
          <table:table-cell office:value-type="string" calcext:value-type="string">
            <text:p>French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infinitesimal calculus, <text:s/>Fermat's Last Theorem in number theory,Little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dhava_of_Sangamagrama" xlink:type="simple">Mādhava of Sangamagrāma</text:a></text:p>
          </table:table-cell>
          <table:table-cell office:value-type="string" calcext:value-type="string">
            <text:p>Indian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Infinite series, Trigonometry, The value of π (pi) and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uhammad_ibn_Musa_al-Khwarizmi" xlink:type="simple">Muhammad ibn Musa al-Khwarizmi</text:a></text:p>
          </table:table-cell>
          <table:table-cell office:value-type="string" calcext:value-type="string">
            <text:p>Khwarez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Algebra, <text:s/>Arithmetic and Trigon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mar_Khayyam" xlink:type="simple">Omar Khayyam</text:a></text:p>
          </table:table-cell>
          <table:table-cell office:value-type="string" calcext:value-type="string">
            <text:p>Iranian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Binomial theorem and extraction of roo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bonacci" xlink:type="simple">Fibonacci Leonardo of Pisa</text:a></text:p>
          </table:table-cell>
          <table:table-cell office:value-type="string" calcext:value-type="string">
            <text:p>Italian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Fibonacci sequence</text:p>
          </table:table-cell>
          <table:table-cell office:value-type="string" calcext:value-type="string">
            <text:p>Fibonacci Numb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colò_Fontana_Tartaglia" xlink:type="simple">Niccolò Fontana Tartaglia</text:a></text:p>
          </table:table-cell>
          <table:table-cell office:value-type="string" calcext:value-type="string">
            <text:p>Italian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Tartaglia's triangle, Solution to cubic equations and Volume of a tetrahedr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olamo_Cardano" xlink:type="simple">Gerolamo Cardano</text:a></text:p>
          </table:table-cell>
          <table:table-cell office:value-type="string" calcext:value-type="string">
            <text:p>French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Cardano's formula &amp; quartic equation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ipione_del_Ferro" xlink:type="simple">Scipione del Ferro</text:a></text:p>
          </table:table-cell>
          <table:table-cell office:value-type="string" calcext:value-type="string">
            <text:p>Italian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Solved the depressed cubic equa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dovico_Ferrari" xlink:type="simple">Lodovico Ferrari</text:a></text:p>
          </table:table-cell>
          <table:table-cell office:value-type="string" calcext:value-type="string">
            <text:p>Italian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Cardano–Tartaglia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o_della_Francesca" xlink:type="simple">Piero della Francesca</text:a></text:p>
          </table:table-cell>
          <table:table-cell office:value-type="string" calcext:value-type="string">
            <text:p>Italian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Arithmetic, algebra,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né_Descartes" xlink:type="simple">René Descartes</text:a></text:p>
          </table:table-cell>
          <table:table-cell office:value-type="string" calcext:value-type="string">
            <text:p>French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Cartesian or analyt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in_Mersenne" xlink:type="simple">Marin Mersenne</text:a></text:p>
          </table:table-cell>
          <table:table-cell office:value-type="string" calcext:value-type="string">
            <text:p>French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Number Theory – Mersenne prime numb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ann_Bernoulli" xlink:type="simple">Johann Bernoulli</text:a></text:p>
          </table:table-cell>
          <table:table-cell office:value-type="string" calcext:value-type="string">
            <text:p>Swiss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Infinitesimal calculus and educating Leonhard Eu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_Bernoulli" xlink:type="simple">Jacob Bernoulli</text:a></text:p>
          </table:table-cell>
          <table:table-cell office:value-type="string" calcext:value-type="string">
            <text:p>Swiss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ános_Bolyai" xlink:type="simple">János Bolyai</text:a></text:p>
          </table:table-cell>
          <table:table-cell office:value-type="string" calcext:value-type="string">
            <text:p>Hungarian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Euclidean geometry <text:s/>&amp; Hyperbol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_Cantor" xlink:type="simple">Georg Cantor</text:a></text:p>
          </table:table-cell>
          <table:table-cell office:value-type="string" calcext:value-type="string">
            <text:p>German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Number theory, trigonometric series and ordinals &amp; Set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Poincaré" xlink:type="simple">Henri Poincaré</text:a></text:p>
          </table:table-cell>
          <table:table-cell office:value-type="string" calcext:value-type="string">
            <text:p>French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Pure and applied mathematics, mathematical physics, and celestial mechanics</text:p>
          </table:table-cell>
          <table:table-cell office:value-type="string" calcext:value-type="string">
            <text:p>modern chaos the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Kurt_Gödel" xlink:type="simple">Kurt Gödel</text:a></text:p>
          </table:table-cell>
          <table:table-cell office:value-type="string" calcext:value-type="string">
            <text:p>Austrian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Lsogic and set theory </text:p>
          </table:table-cell>
          <table:table-cell office:value-type="string" calcext:value-type="string">
            <text:p>First incompleteness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Hermann_Weyl" xlink:type="simple">Hermann Weyl</text:a></text:p>
          </table:table-cell>
          <table:table-cell office:value-type="string" calcext:value-type="string">
            <text:p>German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<text:s/>Distribution of eigenvalues, Geometric foundations of manifolds and phys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von_Neumann" xlink:type="simple">John von Neumann</text:a></text:p>
          </table:table-cell>
          <table:table-cell office:value-type="string" calcext:value-type="string">
            <text:p>Hungarian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Set theory, Ergodic theory, Operator theory &amp; Game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ul_Cohen" xlink:type="simple">Paul Cohen</text:a></text:p>
          </table:table-cell>
          <table:table-cell office:value-type="string" calcext:value-type="string">
            <text:p>American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ntinuum hypo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arnak" xlink:type="simple">Peter Sarnak</text:a></text:p>
          </table:table-cell>
          <table:table-cell office:value-type="string" calcext:value-type="string">
            <text:p>South African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 to Ramanujan graphs, with connections to combinatorics &amp; computer science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fya_Kovalevskaya" xlink:type="simple">Sofya Kovalevskaya</text:a></text:p>
          </table:table-cell>
          <table:table-cell office:value-type="string" calcext:value-type="string">
            <text:p>Russian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nalysis, partial differential equations and mechan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lia_Robinson" xlink:type="simple">Julia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Computability theory &amp; computational complexity theory—most notably in decision problems.</text:p>
          </table:table-cell>
          <table:table-cell office:value-type="string" calcext:value-type="string">
            <text:p>Robinson was elected the first female president of the American Mathematical Soci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Raphael_M._Robinson" xlink:type="simple">Raphael M.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Complex analysis, was titled Some results in the theory of Schlicht fun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Yuri_Matiyasevich" xlink:type="simple">Yuri Matiyasevich</text:a></text:p>
          </table:table-cell>
          <table:table-cell office:value-type="string" calcext:value-type="string">
            <text:p>Russian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Hilbert's tenth problem - MRDP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Évariste_Galois" xlink:type="simple">Évariste Galois</text:a></text:p>
          </table:table-cell>
          <table:table-cell office:value-type="string" calcext:value-type="string">
            <text:p>French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Galois theory and group theory, abstract algebra, and the subfield of Galois conne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ré_Weil" xlink:type="simple">André Weil</text:a></text:p>
          </table:table-cell>
          <table:table-cell office:value-type="string" calcext:value-type="string">
            <text:p>French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Number theory and algebra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therine_Johnson" xlink:type="simple">Katherine Johnso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Orbital mechanics &amp; Astro Dynamics</text:p>
          </table:table-cell>
          <table:table-cell table:number-columns-repeated="3"/>
        </table:table-row>
        <table:table-row table:style-name="ro1" table:number-rows-repeated="104848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njecture" table:style-name="ta1">
        <table:table-column table:style-name="co3" table:default-cell-style-name="Default"/>
        <table:table-row table:style-name="ro1">
          <table:table-cell/>
        </table:table-row>
      </table:table>
      <table:table table:name="Definition" table:style-name="ta1">
        <table:table-column table:style-name="co3" table:default-cell-style-name="Default"/>
        <table:table-row table:style-name="ro1">
          <table:table-cell office:value-type="string" calcext:value-type="string">
            <text:p>Notation</text:p>
          </table:table-cell>
        </table:table-row>
      </table:table>
      <table:table table:name="Formulas" table:style-name="ta1"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Formula</text:p>
          </table:table-cell>
          <table:table-cell office:value-type="string" calcext:value-type="string">
            <text:p>Series</text:p>
          </table:table-cell>
        </table:table-row>
        <table:table-row table:style-name="ro1">
          <table:table-cell office:value-type="string" calcext:value-type="string">
            <text:p>Quadratic </text:p>
          </table:table-cell>
          <table:table-cell office:value-type="string" calcext:value-type="string">
            <text:p>Leibinz Series</text:p>
          </table:table-cell>
        </table:table-row>
      </table:table>
      <table:table table:name="History" table:style-name="ta1">
        <table:table-column table:style-name="co17" table:default-cell-style-name="Default"/>
        <table:table-row table:style-name="ro1">
          <table:table-cell office:value-type="string" calcext:value-type="string">
            <text:p><text:a xlink:href="https://en.wikipedia.org/wiki/Timeline_of_mathematics" xlink:type="simple">Timeline of mathematics</text:a></text:p>
          </table:table-cell>
        </table:table-row>
      </table:table>
      <table:named-expressions/>
      <table:database-ranges>
        <table:database-range table:name="__Anonymous_Sheet_DB__0" table:target-range-address="Theorems.A1:Theorems.E1145">
          <table:sort>
            <table:sort-by table:field-number="0" table:data-type="automatic"/>
          </table:sort>
        </table:database-range>
        <table:database-range table:name="__Anonymous_Sheet_DB__3" table:target-range-address="Mathematicians.A1:Mathematicians.G7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6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2">00/00/0000</text:date>, <text:time style:data-style-name="N2" text:time-value="22:28:27.7787056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6T14:53:29.896095414</meta:creation-date>
    <dc:date>2021-08-02T22:40:51.184528785</dc:date>
    <meta:editing-duration>PT19H49M34S</meta:editing-duration>
    <meta:editing-cycles>712</meta:editing-cycles>
    <meta:generator>LibreOffice/7.1.5.2$Linux_X86_64 LibreOffice_project/10$Build-2</meta:generator>
    <meta:document-statistic meta:table-count="8" meta:cell-count="2721" meta:object-count="0"/>
  </office:meta>
</office:document-meta>
</file>